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025cm" svg:stroke-color="#ff3333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objectwithoutfill">
      <style:graphic-properties svg:stroke-width="0.025cm" svg:stroke-color="#0099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cc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fo:color="#009900" loext:opacity="100%" fo:font-size="10pt" style:font-size-asian="10pt" style:font-size-complex="10pt"/>
    </style:style>
    <style:style style:name="T1" style:family="text">
      <style:text-properties fo:color="#c9211e" loext:opacity="100%" fo:font-size="10pt" style:font-size-asian="10pt" style:font-size-complex="10pt"/>
    </style:style>
    <style:style style:name="T2" style:family="text">
      <style:text-properties fo:color="#ff3333" loext:opacity="100%" fo:font-size="10pt" style:font-size-asian="10pt" style:font-size-complex="10pt"/>
    </style:style>
    <style:style style:name="T3" style:family="text">
      <style:text-properties fo:color="#0099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9cm" svg:y1="45.929cm" svg:x2="0.59cm" svg:y2="46.38cm">
          <text:p/>
        </draw:line>
        <draw:line draw:style-name="gr1" draw:text-style-name="P1" draw:layer="layout" svg:x1="0.59cm" svg:y1="51.009cm" svg:x2="0.59cm" svg:y2="51.46cm">
          <text:p/>
        </draw:line>
        <draw:line draw:style-name="gr1" draw:text-style-name="P1" draw:layer="layout" svg:x1="0.59cm" svg:y1="56.089cm" svg:x2="0.59cm" svg:y2="56.54cm">
          <text:p/>
        </draw:line>
        <draw:line draw:style-name="gr1" draw:text-style-name="P1" draw:layer="layout" svg:x1="0.59cm" svg:y1="61.169cm" svg:x2="0.59cm" svg:y2="61.62cm">
          <text:p/>
        </draw:line>
        <draw:line draw:style-name="gr1" draw:text-style-name="P1" draw:layer="layout" svg:x1="0.59cm" svg:y1="66.249cm" svg:x2="0.59cm" svg:y2="66.7cm">
          <text:p/>
        </draw:line>
        <draw:line draw:style-name="gr1" draw:text-style-name="P1" draw:layer="layout" svg:x1="0.59cm" svg:y1="71.329cm" svg:x2="0.59cm" svg:y2="71.78cm">
          <text:p/>
        </draw:line>
        <draw:line draw:style-name="gr1" draw:text-style-name="P1" draw:layer="layout" svg:x1="0.59cm" svg:y1="76.409cm" svg:x2="0.59cm" svg:y2="76.86cm">
          <text:p/>
        </draw:line>
        <draw:line draw:style-name="gr1" draw:text-style-name="P1" draw:layer="layout" svg:x1="0.59cm" svg:y1="81.489cm" svg:x2="0.59cm" svg:y2="81.94cm">
          <text:p/>
        </draw:line>
        <draw:line draw:style-name="gr1" draw:text-style-name="P1" draw:layer="layout" svg:x1="0.59cm" svg:y1="86.569cm" svg:x2="0.59cm" svg:y2="87.02cm">
          <text:p/>
        </draw:line>
        <draw:line draw:style-name="gr1" draw:text-style-name="P1" draw:layer="layout" svg:x1="0.59cm" svg:y1="91.649cm" svg:x2="0.59cm" svg:y2="92.1cm">
          <text:p/>
        </draw:line>
        <draw:line draw:style-name="gr1" draw:text-style-name="P1" draw:layer="layout" svg:x1="0.59cm" svg:y1="96.729cm" svg:x2="0.59cm" svg:y2="97.18cm">
          <text:p/>
        </draw:line>
        <draw:line draw:style-name="gr1" draw:text-style-name="P1" draw:layer="layout" svg:x1="0.59cm" svg:y1="101.809cm" svg:x2="0.59cm" svg:y2="102.26cm">
          <text:p/>
        </draw:line>
        <draw:line draw:style-name="gr1" draw:text-style-name="P1" draw:layer="layout" svg:x1="0.59cm" svg:y1="106.889cm" svg:x2="0.59cm" svg:y2="107.34cm">
          <text:p/>
        </draw:line>
        <draw:line draw:style-name="gr1" draw:text-style-name="P1" draw:layer="layout" svg:x1="0.59cm" svg:y1="111.969cm" svg:x2="0.59cm" svg:y2="112.42cm">
          <text:p/>
        </draw:line>
        <draw:line draw:style-name="gr1" draw:text-style-name="P1" draw:layer="layout" svg:x1="0.59cm" svg:y1="117.049cm" svg:x2="0.59cm" svg:y2="117.5cm">
          <text:p/>
        </draw:line>
        <draw:line draw:style-name="gr1" draw:text-style-name="P1" draw:layer="layout" svg:x1="0.59cm" svg:y1="122.129cm" svg:x2="0.59cm" svg:y2="122.58cm">
          <text:p/>
        </draw:line>
        <draw:line draw:style-name="gr1" draw:text-style-name="P1" draw:layer="layout" svg:x1="0.59cm" svg:y1="127.209cm" svg:x2="0.59cm" svg:y2="127.66cm">
          <text:p/>
        </draw:line>
        <draw:line draw:style-name="gr1" draw:text-style-name="P1" draw:layer="layout" svg:x1="0.59cm" svg:y1="132.289cm" svg:x2="0.59cm" svg:y2="132.74cm">
          <text:p/>
        </draw:line>
        <draw:line draw:style-name="gr1" draw:text-style-name="P1" draw:layer="layout" svg:x1="0.59cm" svg:y1="137.369cm" svg:x2="0.59cm" svg:y2="137.82cm">
          <text:p/>
        </draw:line>
        <draw:line draw:style-name="gr1" draw:text-style-name="P1" draw:layer="layout" svg:x1="0.59cm" svg:y1="142.449cm" svg:x2="0.59cm" svg:y2="142.9cm">
          <text:p/>
        </draw:line>
        <draw:line draw:style-name="gr1" draw:text-style-name="P1" draw:layer="layout" svg:x1="0.59cm" svg:y1="147.529cm" svg:x2="0.59cm" svg:y2="147.98cm">
          <text:p/>
        </draw:line>
        <draw:line draw:style-name="gr1" draw:text-style-name="P1" draw:layer="layout" svg:x1="0.59cm" svg:y1="152.609cm" svg:x2="0.59cm" svg:y2="153.06cm">
          <text:p/>
        </draw:line>
        <draw:line draw:style-name="gr1" draw:text-style-name="P1" draw:layer="layout" svg:x1="0.59cm" svg:y1="157.689cm" svg:x2="0.59cm" svg:y2="158.14cm">
          <text:p/>
        </draw:line>
        <draw:line draw:style-name="gr1" draw:text-style-name="P1" draw:layer="layout" svg:x1="0.59cm" svg:y1="162.769cm" svg:x2="0.59cm" svg:y2="163.22cm">
          <text:p/>
        </draw:line>
        <draw:line draw:style-name="gr1" draw:text-style-name="P1" draw:layer="layout" svg:x1="0.59cm" svg:y1="167.849cm" svg:x2="0.59cm" svg:y2="168.3cm">
          <text:p/>
        </draw:line>
        <draw:line draw:style-name="gr1" draw:text-style-name="P1" draw:layer="layout" svg:x1="0.59cm" svg:y1="172.929cm" svg:x2="0.59cm" svg:y2="173.38cm">
          <text:p/>
        </draw:line>
        <draw:line draw:style-name="gr1" draw:text-style-name="P1" draw:layer="layout" svg:x1="0.59cm" svg:y1="178.009cm" svg:x2="0.59cm" svg:y2="178.46cm">
          <text:p/>
        </draw:line>
        <draw:line draw:style-name="gr1" draw:text-style-name="P1" draw:layer="layout" svg:x1="0.59cm" svg:y1="183.089cm" svg:x2="0.59cm" svg:y2="183.54cm">
          <text:p/>
        </draw:line>
        <draw:line draw:style-name="gr1" draw:text-style-name="P1" draw:layer="layout" svg:x1="0.59cm" svg:y1="188.169cm" svg:x2="0.59cm" svg:y2="188.62cm">
          <text:p/>
        </draw:line>
        <draw:line draw:style-name="gr1" draw:text-style-name="P1" draw:layer="layout" svg:x1="0.59cm" svg:y1="193.249cm" svg:x2="0.59cm" svg:y2="193.7cm">
          <text:p/>
        </draw:line>
        <draw:line draw:style-name="gr1" draw:text-style-name="P1" draw:layer="layout" svg:x1="0.59cm" svg:y1="198.329cm" svg:x2="0.59cm" svg:y2="198.78cm">
          <text:p/>
        </draw:line>
        <draw:line draw:style-name="gr1" draw:text-style-name="P1" draw:layer="layout" svg:x1="0.59cm" svg:y1="203.409cm" svg:x2="0.59cm" svg:y2="203.86cm">
          <text:p/>
        </draw:line>
        <draw:line draw:style-name="gr1" draw:text-style-name="P1" draw:layer="layout" svg:x1="0.59cm" svg:y1="208.489cm" svg:x2="0.59cm" svg:y2="208.94cm">
          <text:p/>
        </draw:line>
        <draw:line draw:style-name="gr1" draw:text-style-name="P1" draw:layer="layout" svg:x1="0.59cm" svg:y1="213.569cm" svg:x2="0.59cm" svg:y2="214.02cm">
          <text:p/>
        </draw:line>
        <draw:line draw:style-name="gr1" draw:text-style-name="P1" draw:layer="layout" svg:x1="0.59cm" svg:y1="218.649cm" svg:x2="0.59cm" svg:y2="219.1cm">
          <text:p/>
        </draw:line>
        <draw:line draw:style-name="gr1" draw:text-style-name="P1" draw:layer="layout" svg:x1="0.59cm" svg:y1="223.729cm" svg:x2="0.59cm" svg:y2="224.18cm">
          <text:p/>
        </draw:line>
        <draw:line draw:style-name="gr1" draw:text-style-name="P1" draw:layer="layout" svg:x1="0.59cm" svg:y1="228.809cm" svg:x2="0.59cm" svg:y2="229.26cm">
          <text:p/>
        </draw:line>
        <draw:line draw:style-name="gr1" draw:text-style-name="P1" draw:layer="layout" svg:x1="0.59cm" svg:y1="233.889cm" svg:x2="0.59cm" svg:y2="234.34cm">
          <text:p/>
        </draw:line>
        <draw:line draw:style-name="gr1" draw:text-style-name="P1" draw:layer="layout" svg:x1="0.59cm" svg:y1="238.969cm" svg:x2="0.59cm" svg:y2="239.42cm">
          <text:p/>
        </draw:line>
        <draw:line draw:style-name="gr1" draw:text-style-name="P1" draw:layer="layout" svg:x1="0.59cm" svg:y1="244.049cm" svg:x2="0.59cm" svg:y2="244.5cm">
          <text:p/>
        </draw:line>
        <draw:line draw:style-name="gr1" draw:text-style-name="P1" draw:layer="layout" svg:x1="0.59cm" svg:y1="249.129cm" svg:x2="0.59cm" svg:y2="249.58cm">
          <text:p/>
        </draw:line>
        <draw:line draw:style-name="gr1" draw:text-style-name="P1" draw:layer="layout" svg:x1="0.59cm" svg:y1="254.209cm" svg:x2="0.59cm" svg:y2="254.66cm">
          <text:p/>
        </draw:line>
        <draw:line draw:style-name="gr1" draw:text-style-name="P1" draw:layer="layout" svg:x1="0.59cm" svg:y1="259.289cm" svg:x2="0.59cm" svg:y2="259.74cm">
          <text:p/>
        </draw:line>
        <draw:line draw:style-name="gr1" draw:text-style-name="P1" draw:layer="layout" svg:x1="0.59cm" svg:y1="264.369cm" svg:x2="0.59cm" svg:y2="264.82cm">
          <text:p/>
        </draw:line>
        <draw:line draw:style-name="gr1" draw:text-style-name="P1" draw:layer="layout" svg:x1="0.59cm" svg:y1="269.449cm" svg:x2="0.59cm" svg:y2="269.9cm">
          <text:p/>
        </draw:line>
        <draw:line draw:style-name="gr1" draw:text-style-name="P1" draw:layer="layout" svg:x1="0.59cm" svg:y1="274.529cm" svg:x2="0.59cm" svg:y2="274.98cm">
          <text:p/>
        </draw:line>
        <draw:line draw:style-name="gr1" draw:text-style-name="P1" draw:layer="layout" svg:x1="0.59cm" svg:y1="279.609cm" svg:x2="0.59cm" svg:y2="280.06cm">
          <text:p/>
        </draw:line>
        <draw:line draw:style-name="gr1" draw:text-style-name="P1" draw:layer="layout" svg:x1="0.59cm" svg:y1="284.689cm" svg:x2="0.59cm" svg:y2="285.14cm">
          <text:p/>
        </draw:line>
        <draw:line draw:style-name="gr1" draw:text-style-name="P1" draw:layer="layout" svg:x1="0.59cm" svg:y1="289.769cm" svg:x2="0.59cm" svg:y2="290.22cm">
          <text:p/>
        </draw:line>
        <draw:line draw:style-name="gr1" draw:text-style-name="P1" draw:layer="layout" svg:x1="0.59cm" svg:y1="294.849cm" svg:x2="0.59cm" svg:y2="295.3cm">
          <text:p/>
        </draw:line>
        <draw:line draw:style-name="gr1" draw:text-style-name="P1" draw:layer="layout" svg:x1="0.59cm" svg:y1="299.929cm" svg:x2="0.59cm" svg:y2="300.38cm">
          <text:p/>
        </draw:line>
        <draw:line draw:style-name="gr1" draw:text-style-name="P1" draw:layer="layout" svg:x1="0.59cm" svg:y1="305.009cm" svg:x2="0.59cm" svg:y2="305.46cm">
          <text:p/>
        </draw:line>
        <draw:line draw:style-name="gr1" draw:text-style-name="P1" draw:layer="layout" svg:x1="0.59cm" svg:y1="310.089cm" svg:x2="0.59cm" svg:y2="310.54cm">
          <text:p/>
        </draw:line>
        <draw:line draw:style-name="gr1" draw:text-style-name="P1" draw:layer="layout" svg:x1="0.59cm" svg:y1="315.169cm" svg:x2="0.59cm" svg:y2="315.62cm">
          <text:p/>
        </draw:line>
        <draw:line draw:style-name="gr1" draw:text-style-name="P1" draw:layer="layout" svg:x1="0.59cm" svg:y1="320.249cm" svg:x2="0.59cm" svg:y2="320.7cm">
          <text:p/>
        </draw:line>
        <draw:line draw:style-name="gr1" draw:text-style-name="P1" draw:layer="layout" svg:x1="0.59cm" svg:y1="325.329cm" svg:x2="0.59cm" svg:y2="325.78cm">
          <text:p/>
        </draw:line>
        <draw:line draw:style-name="gr1" draw:text-style-name="P1" draw:layer="layout" svg:x1="0.59cm" svg:y1="330.409cm" svg:x2="0.59cm" svg:y2="330.86cm">
          <text:p/>
        </draw:line>
        <draw:line draw:style-name="gr1" draw:text-style-name="P1" draw:layer="layout" svg:x1="0.59cm" svg:y1="335.489cm" svg:x2="0.59cm" svg:y2="335.94cm">
          <text:p/>
        </draw:line>
        <draw:line draw:style-name="gr1" draw:text-style-name="P1" draw:layer="layout" svg:x1="0.59cm" svg:y1="340.569cm" svg:x2="0.59cm" svg:y2="341.02cm">
          <text:p/>
        </draw:line>
        <draw:line draw:style-name="gr1" draw:text-style-name="P1" draw:layer="layout" svg:x1="0.59cm" svg:y1="345.649cm" svg:x2="0.59cm" svg:y2="346.1cm">
          <text:p/>
        </draw:line>
        <draw:line draw:style-name="gr1" draw:text-style-name="P1" draw:layer="layout" svg:x1="0.59cm" svg:y1="350.729cm" svg:x2="0.59cm" svg:y2="351.18cm">
          <text:p/>
        </draw:line>
        <draw:line draw:style-name="gr1" draw:text-style-name="P1" draw:layer="layout" svg:x1="0.59cm" svg:y1="355.809cm" svg:x2="0.59cm" svg:y2="356.26cm">
          <text:p/>
        </draw:line>
        <draw:line draw:style-name="gr1" draw:text-style-name="P1" draw:layer="layout" svg:x1="0.59cm" svg:y1="360.889cm" svg:x2="0.59cm" svg:y2="361.34cm">
          <text:p/>
        </draw:line>
        <draw:line draw:style-name="gr1" draw:text-style-name="P1" draw:layer="layout" svg:x1="0.59cm" svg:y1="365.969cm" svg:x2="0.59cm" svg:y2="366.42cm">
          <text:p/>
        </draw:line>
        <draw:line draw:style-name="gr1" draw:text-style-name="P1" draw:layer="layout" svg:x1="0.59cm" svg:y1="371.049cm" svg:x2="0.59cm" svg:y2="371.5cm">
          <text:p/>
        </draw:line>
        <draw:line draw:style-name="gr1" draw:text-style-name="P1" draw:layer="layout" svg:x1="0.59cm" svg:y1="376.129cm" svg:x2="0.59cm" svg:y2="376.58cm">
          <text:p/>
        </draw:line>
        <draw:line draw:style-name="gr1" draw:text-style-name="P1" draw:layer="layout" svg:x1="0.59cm" svg:y1="381.209cm" svg:x2="0.59cm" svg:y2="381.66cm">
          <text:p/>
        </draw:line>
        <draw:line draw:style-name="gr1" draw:text-style-name="P1" draw:layer="layout" svg:x1="0.59cm" svg:y1="386.289cm" svg:x2="0.59cm" svg:y2="386.74cm">
          <text:p/>
        </draw:line>
        <draw:line draw:style-name="gr1" draw:text-style-name="P1" draw:layer="layout" svg:x1="0.59cm" svg:y1="391.369cm" svg:x2="0.59cm" svg:y2="391.82cm">
          <text:p/>
        </draw:line>
        <draw:line draw:style-name="gr1" draw:text-style-name="P1" draw:layer="layout" svg:x1="0.59cm" svg:y1="396.449cm" svg:x2="0.59cm" svg:y2="396.9cm">
          <text:p/>
        </draw:line>
        <draw:line draw:style-name="gr1" draw:text-style-name="P1" draw:layer="layout" svg:x1="0.59cm" svg:y1="401.529cm" svg:x2="0.59cm" svg:y2="401.98cm">
          <text:p/>
        </draw:line>
        <draw:line draw:style-name="gr1" draw:text-style-name="P1" draw:layer="layout" svg:x1="0.59cm" svg:y1="406.609cm" svg:x2="0.59cm" svg:y2="407.06cm">
          <text:p/>
        </draw:line>
        <draw:line draw:style-name="gr1" draw:text-style-name="P1" draw:layer="layout" svg:x1="0.59cm" svg:y1="411.689cm" svg:x2="0.59cm" svg:y2="412.14cm">
          <text:p/>
        </draw:line>
        <draw:line draw:style-name="gr1" draw:text-style-name="P1" draw:layer="layout" svg:x1="0.59cm" svg:y1="416.769cm" svg:x2="0.59cm" svg:y2="417.22cm">
          <text:p/>
        </draw:line>
        <draw:line draw:style-name="gr1" draw:text-style-name="P1" draw:layer="layout" svg:x1="0.59cm" svg:y1="421.849cm" svg:x2="0.59cm" svg:y2="422.3cm">
          <text:p/>
        </draw:line>
        <draw:line draw:style-name="gr1" draw:text-style-name="P1" draw:layer="layout" svg:x1="0.59cm" svg:y1="426.929cm" svg:x2="0.59cm" svg:y2="427.38cm">
          <text:p/>
        </draw:line>
        <draw:line draw:style-name="gr1" draw:text-style-name="P1" draw:layer="layout" svg:x1="0.59cm" svg:y1="432.009cm" svg:x2="0.59cm" svg:y2="432.46cm">
          <text:p/>
        </draw:line>
        <draw:line draw:style-name="gr1" draw:text-style-name="P1" draw:layer="layout" svg:x1="0.59cm" svg:y1="437.089cm" svg:x2="0.59cm" svg:y2="437.54cm">
          <text:p/>
        </draw:line>
        <draw:line draw:style-name="gr1" draw:text-style-name="P1" draw:layer="layout" svg:x1="0.59cm" svg:y1="442.169cm" svg:x2="0.59cm" svg:y2="442.62cm">
          <text:p/>
        </draw:line>
        <draw:line draw:style-name="gr1" draw:text-style-name="P1" draw:layer="layout" svg:x1="0.59cm" svg:y1="447.249cm" svg:x2="0.59cm" svg:y2="447.7cm">
          <text:p/>
        </draw:line>
        <draw:line draw:style-name="gr1" draw:text-style-name="P1" draw:layer="layout" svg:x1="0.59cm" svg:y1="452.329cm" svg:x2="0.59cm" svg:y2="452.78cm">
          <text:p/>
        </draw:line>
        <draw:line draw:style-name="gr1" draw:text-style-name="P1" draw:layer="layout" svg:x1="0.59cm" svg:y1="457.409cm" svg:x2="0.59cm" svg:y2="457.86cm">
          <text:p/>
        </draw:line>
        <draw:line draw:style-name="gr1" draw:text-style-name="P1" draw:layer="layout" svg:x1="0.59cm" svg:y1="462.489cm" svg:x2="0.59cm" svg:y2="462.94cm">
          <text:p/>
        </draw:line>
        <draw:line draw:style-name="gr1" draw:text-style-name="P1" draw:layer="layout" svg:x1="0.59cm" svg:y1="467.569cm" svg:x2="0.59cm" svg:y2="468.02cm">
          <text:p/>
        </draw:line>
        <draw:line draw:style-name="gr1" draw:text-style-name="P1" draw:layer="layout" svg:x1="0.59cm" svg:y1="472.649cm" svg:x2="0.59cm" svg:y2="473.1cm">
          <text:p/>
        </draw:line>
        <draw:line draw:style-name="gr1" draw:text-style-name="P1" draw:layer="layout" svg:x1="0.59cm" svg:y1="477.729cm" svg:x2="0.59cm" svg:y2="478.18cm">
          <text:p/>
        </draw:line>
        <draw:line draw:style-name="gr1" draw:text-style-name="P1" draw:layer="layout" svg:x1="0.59cm" svg:y1="482.809cm" svg:x2="0.59cm" svg:y2="483.26cm">
          <text:p/>
        </draw:line>
        <draw:line draw:style-name="gr1" draw:text-style-name="P1" draw:layer="layout" svg:x1="0.59cm" svg:y1="487.889cm" svg:x2="0.59cm" svg:y2="488.34cm">
          <text:p/>
        </draw:line>
        <draw:line draw:style-name="gr1" draw:text-style-name="P1" draw:layer="layout" svg:x1="0.59cm" svg:y1="492.969cm" svg:x2="0.59cm" svg:y2="493.42cm">
          <text:p/>
        </draw:line>
        <draw:line draw:style-name="gr1" draw:text-style-name="P1" draw:layer="layout" svg:x1="0.59cm" svg:y1="498.049cm" svg:x2="0.59cm" svg:y2="498.5cm">
          <text:p/>
        </draw:line>
        <draw:line draw:style-name="gr1" draw:text-style-name="P1" draw:layer="layout" svg:x1="0.59cm" svg:y1="503.129cm" svg:x2="0.59cm" svg:y2="503.58cm">
          <text:p/>
        </draw:line>
        <draw:line draw:style-name="gr1" draw:text-style-name="P1" draw:layer="layout" svg:x1="0.59cm" svg:y1="508.209cm" svg:x2="0.59cm" svg:y2="508.66cm">
          <text:p/>
        </draw:line>
        <draw:line draw:style-name="gr1" draw:text-style-name="P1" draw:layer="layout" svg:x1="0.59cm" svg:y1="513.289cm" svg:x2="0.59cm" svg:y2="513.74cm">
          <text:p/>
        </draw:line>
        <draw:line draw:style-name="gr1" draw:text-style-name="P1" draw:layer="layout" svg:x1="0.59cm" svg:y1="518.369cm" svg:x2="0.59cm" svg:y2="518.82cm">
          <text:p/>
        </draw:line>
        <draw:line draw:style-name="gr1" draw:text-style-name="P1" draw:layer="layout" svg:x1="0.59cm" svg:y1="523.449cm" svg:x2="0.59cm" svg:y2="523.9cm">
          <text:p/>
        </draw:line>
        <draw:line draw:style-name="gr1" draw:text-style-name="P1" draw:layer="layout" svg:x1="0.59cm" svg:y1="528.529cm" svg:x2="0.59cm" svg:y2="528.98cm">
          <text:p/>
        </draw:line>
        <draw:line draw:style-name="gr1" draw:text-style-name="P1" draw:layer="layout" svg:x1="0.59cm" svg:y1="533.609cm" svg:x2="0.59cm" svg:y2="534.06cm">
          <text:p/>
        </draw:line>
        <draw:line draw:style-name="gr1" draw:text-style-name="P1" draw:layer="layout" svg:x1="0.59cm" svg:y1="538.689cm" svg:x2="0.59cm" svg:y2="539.14cm">
          <text:p/>
        </draw:line>
        <draw:line draw:style-name="gr1" draw:text-style-name="P1" draw:layer="layout" svg:x1="0.59cm" svg:y1="543.769cm" svg:x2="0.59cm" svg:y2="544.22cm">
          <text:p/>
        </draw:line>
        <draw:line draw:style-name="gr1" draw:text-style-name="P1" draw:layer="layout" svg:x1="0.59cm" svg:y1="548.849cm" svg:x2="0.59cm" svg:y2="549.3cm">
          <text:p/>
        </draw:line>
        <draw:line draw:style-name="gr1" draw:text-style-name="P1" draw:layer="layout" svg:x1="0.59cm" svg:y1="553.929cm" svg:x2="0.59cm" svg:y2="554.38cm">
          <text:p/>
        </draw:line>
        <draw:line draw:style-name="gr1" draw:text-style-name="P1" draw:layer="layout" svg:x1="0.59cm" svg:y1="559.009cm" svg:x2="0.59cm" svg:y2="559.46cm">
          <text:p/>
        </draw:line>
        <draw:line draw:style-name="gr1" draw:text-style-name="P1" draw:layer="layout" svg:x1="0.59cm" svg:y1="564.089cm" svg:x2="0.59cm" svg:y2="564.54cm">
          <text:p/>
        </draw:line>
        <draw:line draw:style-name="gr1" draw:text-style-name="P1" draw:layer="layout" svg:x1="0.59cm" svg:y1="569.169cm" svg:x2="0.59cm" svg:y2="569.62cm">
          <text:p/>
        </draw:line>
        <draw:line draw:style-name="gr1" draw:text-style-name="P1" draw:layer="layout" svg:x1="0.59cm" svg:y1="574.249cm" svg:x2="0.59cm" svg:y2="574.7cm">
          <text:p/>
        </draw:line>
        <draw:line draw:style-name="gr1" draw:text-style-name="P1" draw:layer="layout" svg:x1="0.59cm" svg:y1="579.329cm" svg:x2="0.59cm" svg:y2="579.78cm">
          <text:p/>
        </draw:line>
        <draw:line draw:style-name="gr1" draw:text-style-name="P1" draw:layer="layout" svg:x1="0.59cm" svg:y1="584.409cm" svg:x2="0.59cm" svg:y2="584.86cm">
          <text:p/>
        </draw:line>
        <draw:line draw:style-name="gr1" draw:text-style-name="P1" draw:layer="layout" svg:x1="0.59cm" svg:y1="589.489cm" svg:x2="0.59cm" svg:y2="589.94cm">
          <text:p/>
        </draw:line>
        <draw:line draw:style-name="gr1" draw:text-style-name="P1" draw:layer="layout" svg:x1="0.59cm" svg:y1="594.569cm" svg:x2="0.59cm" svg:y2="595.02cm">
          <text:p/>
        </draw:line>
        <draw:line draw:style-name="gr1" draw:text-style-name="P1" draw:layer="layout" svg:x1="0.59cm" svg:y1="599.649cm" svg:x2="0.59cm" svg:y2="600.1cm">
          <text:p/>
        </draw:line>
        <draw:line draw:style-name="gr1" draw:text-style-name="P1" draw:layer="layout" svg:x1="0.59cm" svg:y1="604.729cm" svg:x2="0.59cm" svg:y2="605.18cm">
          <text:p/>
        </draw:line>
        <draw:line draw:style-name="gr1" draw:text-style-name="P1" draw:layer="layout" svg:x1="0.59cm" svg:y1="609.809cm" svg:x2="0.59cm" svg:y2="610.26cm">
          <text:p/>
        </draw:line>
        <draw:line draw:style-name="gr1" draw:text-style-name="P1" draw:layer="layout" svg:x1="0.59cm" svg:y1="614.889cm" svg:x2="0.59cm" svg:y2="615.34cm">
          <text:p/>
        </draw:line>
        <draw:line draw:style-name="gr1" draw:text-style-name="P1" draw:layer="layout" svg:x1="0.59cm" svg:y1="619.969cm" svg:x2="0.59cm" svg:y2="620.42cm">
          <text:p/>
        </draw:line>
        <draw:line draw:style-name="gr1" draw:text-style-name="P1" draw:layer="layout" svg:x1="0.59cm" svg:y1="625.049cm" svg:x2="0.59cm" svg:y2="625.5cm">
          <text:p/>
        </draw:line>
        <draw:line draw:style-name="gr1" draw:text-style-name="P1" draw:layer="layout" svg:x1="0.59cm" svg:y1="630.129cm" svg:x2="0.59cm" svg:y2="630.58cm">
          <text:p/>
        </draw:line>
        <draw:line draw:style-name="gr1" draw:text-style-name="P1" draw:layer="layout" svg:x1="0.59cm" svg:y1="635.209cm" svg:x2="0.59cm" svg:y2="635.66cm">
          <text:p/>
        </draw:line>
        <draw:line draw:style-name="gr1" draw:text-style-name="P1" draw:layer="layout" svg:x1="0.59cm" svg:y1="640.289cm" svg:x2="0.59cm" svg:y2="640.74cm">
          <text:p/>
        </draw:line>
        <draw:line draw:style-name="gr1" draw:text-style-name="P1" draw:layer="layout" svg:x1="0.59cm" svg:y1="645.369cm" svg:x2="0.59cm" svg:y2="645.82cm">
          <text:p/>
        </draw:line>
        <draw:line draw:style-name="gr1" draw:text-style-name="P1" draw:layer="layout" svg:x1="0.59cm" svg:y1="650.449cm" svg:x2="0.59cm" svg:y2="650.9cm">
          <text:p/>
        </draw:line>
        <draw:line draw:style-name="gr1" draw:text-style-name="P1" draw:layer="layout" svg:x1="0.59cm" svg:y1="655.529cm" svg:x2="0.59cm" svg:y2="655.98cm">
          <text:p/>
        </draw:line>
        <draw:line draw:style-name="gr1" draw:text-style-name="P1" draw:layer="layout" svg:x1="0.59cm" svg:y1="660.609cm" svg:x2="0.59cm" svg:y2="661.06cm">
          <text:p/>
        </draw:line>
        <draw:line draw:style-name="gr1" draw:text-style-name="P1" draw:layer="layout" svg:x1="0.59cm" svg:y1="665.689cm" svg:x2="0.59cm" svg:y2="666.14cm">
          <text:p/>
        </draw:line>
        <draw:line draw:style-name="gr1" draw:text-style-name="P1" draw:layer="layout" svg:x1="0.59cm" svg:y1="670.769cm" svg:x2="0.59cm" svg:y2="671.22cm">
          <text:p/>
        </draw:line>
        <draw:line draw:style-name="gr1" draw:text-style-name="P1" draw:layer="layout" svg:x1="0.59cm" svg:y1="675.849cm" svg:x2="0.59cm" svg:y2="676.3cm">
          <text:p/>
        </draw:line>
        <draw:line draw:style-name="gr1" draw:text-style-name="P1" draw:layer="layout" svg:x1="0.59cm" svg:y1="680.929cm" svg:x2="0.59cm" svg:y2="681.38cm">
          <text:p/>
        </draw:line>
        <draw:line draw:style-name="gr1" draw:text-style-name="P1" draw:layer="layout" svg:x1="0.59cm" svg:y1="686.009cm" svg:x2="0.59cm" svg:y2="686.46cm">
          <text:p/>
        </draw:line>
        <draw:line draw:style-name="gr1" draw:text-style-name="P1" draw:layer="layout" svg:x1="0.59cm" svg:y1="691.089cm" svg:x2="0.59cm" svg:y2="691.54cm">
          <text:p/>
        </draw:line>
        <draw:line draw:style-name="gr1" draw:text-style-name="P1" draw:layer="layout" svg:x1="0.59cm" svg:y1="696.169cm" svg:x2="0.59cm" svg:y2="696.62cm">
          <text:p/>
        </draw:line>
        <draw:line draw:style-name="gr1" draw:text-style-name="P1" draw:layer="layout" svg:x1="0.59cm" svg:y1="701.249cm" svg:x2="0.59cm" svg:y2="701.7cm">
          <text:p/>
        </draw:line>
        <draw:line draw:style-name="gr1" draw:text-style-name="P1" draw:layer="layout" svg:x1="0.59cm" svg:y1="706.329cm" svg:x2="0.59cm" svg:y2="706.78cm">
          <text:p/>
        </draw:line>
        <draw:line draw:style-name="gr1" draw:text-style-name="P1" draw:layer="layout" svg:x1="0.59cm" svg:y1="711.409cm" svg:x2="0.59cm" svg:y2="711.86cm">
          <text:p/>
        </draw:line>
        <draw:line draw:style-name="gr1" draw:text-style-name="P1" draw:layer="layout" svg:x1="0.59cm" svg:y1="716.489cm" svg:x2="0.59cm" svg:y2="716.94cm">
          <text:p/>
        </draw:line>
        <draw:line draw:style-name="gr1" draw:text-style-name="P1" draw:layer="layout" svg:x1="0.59cm" svg:y1="721.569cm" svg:x2="0.59cm" svg:y2="722.02cm">
          <text:p/>
        </draw:line>
        <draw:line draw:style-name="gr1" draw:text-style-name="P1" draw:layer="layout" svg:x1="0.59cm" svg:y1="726.649cm" svg:x2="0.59cm" svg:y2="727.1cm">
          <text:p/>
        </draw:line>
        <draw:line draw:style-name="gr1" draw:text-style-name="P1" draw:layer="layout" svg:x1="0.59cm" svg:y1="731.729cm" svg:x2="0.59cm" svg:y2="732.18cm">
          <text:p/>
        </draw:line>
        <draw:line draw:style-name="gr1" draw:text-style-name="P1" draw:layer="layout" svg:x1="0.59cm" svg:y1="736.809cm" svg:x2="0.59cm" svg:y2="737.26cm">
          <text:p/>
        </draw:line>
        <draw:line draw:style-name="gr1" draw:text-style-name="P1" draw:layer="layout" svg:x1="0.59cm" svg:y1="741.889cm" svg:x2="0.59cm" svg:y2="742.34cm">
          <text:p/>
        </draw:line>
        <draw:line draw:style-name="gr1" draw:text-style-name="P1" draw:layer="layout" svg:x1="0.59cm" svg:y1="746.969cm" svg:x2="0.59cm" svg:y2="747.42cm">
          <text:p/>
        </draw:line>
        <draw:g>
          <draw:g>
            <draw:line draw:style-name="gr2" draw:text-style-name="P1" draw:layer="layout" svg:x1="8.275cm" svg:y1="13.371cm" svg:x2="8.554cm" svg:y2="13.386cm">
              <text:p/>
            </draw:line>
            <draw:line draw:style-name="gr2" draw:text-style-name="P1" draw:layer="layout" svg:x1="8.46cm" svg:y1="13.254cm" svg:x2="8.56cm" svg:y2="13.259cm">
              <text:p/>
            </draw:line>
            <draw:line draw:style-name="gr2" draw:text-style-name="P1" draw:layer="layout" svg:x1="8.465cm" svg:y1="13.127cm" svg:x2="8.567cm" svg:y2="13.132cm">
              <text:p/>
            </draw:line>
            <draw:line draw:style-name="gr2" draw:text-style-name="P1" draw:layer="layout" svg:x1="8.371cm" svg:y1="12.995cm" svg:x2="8.574cm" svg:y2="13.006cm">
              <text:p/>
            </draw:line>
            <draw:line draw:style-name="gr2" draw:text-style-name="P1" draw:layer="layout" svg:x1="8.478cm" svg:y1="12.873cm" svg:x2="8.58cm" svg:y2="12.878cm">
              <text:p/>
            </draw:line>
            <draw:line draw:style-name="gr2" draw:text-style-name="P1" draw:layer="layout" svg:x1="8.487cm" svg:y1="12.746cm" svg:x2="8.587cm" svg:y2="12.751cm">
              <text:p/>
            </draw:line>
            <draw:line draw:style-name="gr2" draw:text-style-name="P1" draw:layer="layout" svg:x1="8.315cm" svg:y1="12.61cm" svg:x2="8.594cm" svg:y2="12.625cm">
              <text:p/>
            </draw:line>
            <draw:line draw:style-name="gr2" draw:text-style-name="P1" draw:layer="layout" svg:x1="8.5cm" svg:y1="12.493cm" svg:x2="8.6cm" svg:y2="12.498cm">
              <text:p/>
            </draw:line>
            <draw:line draw:style-name="gr2" draw:text-style-name="P1" draw:layer="layout" svg:x1="8.505cm" svg:y1="12.366cm" svg:x2="8.607cm" svg:y2="12.371cm">
              <text:p/>
            </draw:line>
            <draw:line draw:style-name="gr2" draw:text-style-name="P1" draw:layer="layout" svg:x1="8.41cm" svg:y1="12.234cm" svg:x2="8.613cm" svg:y2="12.245cm">
              <text:p/>
            </draw:line>
            <draw:line draw:style-name="gr2" draw:text-style-name="P1" draw:layer="layout" svg:x1="8.518cm" svg:y1="12.112cm" svg:x2="8.62cm" svg:y2="12.117cm">
              <text:p/>
            </draw:line>
            <draw:line draw:style-name="gr2" draw:text-style-name="P1" draw:layer="layout" svg:x1="8.526cm" svg:y1="11.985cm" svg:x2="8.626cm" svg:y2="11.99cm">
              <text:p/>
            </draw:line>
            <draw:line draw:style-name="gr2" draw:text-style-name="P1" draw:layer="layout" svg:x1="8.354cm" svg:y1="11.849cm" svg:x2="8.633cm" svg:y2="11.864cm">
              <text:p/>
            </draw:line>
            <draw:line draw:style-name="gr2" draw:text-style-name="P1" draw:layer="layout" svg:x1="8.54cm" svg:y1="11.732cm" svg:x2="8.64cm" svg:y2="11.737cm">
              <text:p/>
            </draw:line>
            <draw:line draw:style-name="gr2" draw:text-style-name="P1" draw:layer="layout" svg:x1="8.544cm" svg:y1="11.605cm" svg:x2="8.646cm" svg:y2="11.61cm">
              <text:p/>
            </draw:line>
            <draw:line draw:style-name="gr2" draw:text-style-name="P1" draw:layer="layout" svg:x1="8.45cm" svg:y1="11.473cm" svg:x2="8.653cm" svg:y2="11.484cm">
              <text:p/>
            </draw:line>
            <draw:line draw:style-name="gr2" draw:text-style-name="P1" draw:layer="layout" svg:x1="8.557cm" svg:y1="11.351cm" svg:x2="8.659cm" svg:y2="11.356cm">
              <text:p/>
            </draw:line>
            <draw:line draw:style-name="gr2" draw:text-style-name="P1" draw:layer="layout" svg:x1="8.566cm" svg:y1="11.224cm" svg:x2="8.666cm" svg:y2="11.229cm">
              <text:p/>
            </draw:line>
            <draw:line draw:style-name="gr2" draw:text-style-name="P1" draw:layer="layout" svg:x1="8.394cm" svg:y1="11.088cm" svg:x2="8.673cm" svg:y2="11.103cm">
              <text:p/>
            </draw:line>
            <draw:line draw:style-name="gr2" draw:text-style-name="P1" draw:layer="layout" svg:x1="8.579cm" svg:y1="10.971cm" svg:x2="8.679cm" svg:y2="10.976cm">
              <text:p/>
            </draw:line>
            <draw:line draw:style-name="gr2" draw:text-style-name="P1" draw:layer="layout" svg:x1="8.584cm" svg:y1="10.844cm" svg:x2="8.686cm" svg:y2="10.849cm">
              <text:p/>
            </draw:line>
            <draw:line draw:style-name="gr2" draw:text-style-name="P1" draw:layer="layout" svg:x1="8.49cm" svg:y1="10.712cm" svg:x2="8.693cm" svg:y2="10.723cm">
              <text:p/>
            </draw:line>
            <draw:line draw:style-name="gr2" draw:text-style-name="P1" draw:layer="layout" svg:x1="8.597cm" svg:y1="10.59cm" svg:x2="8.699cm" svg:y2="10.595cm">
              <text:p/>
            </draw:line>
            <draw:line draw:style-name="gr2" draw:text-style-name="P1" draw:layer="layout" svg:x1="8.606cm" svg:y1="10.463cm" svg:x2="8.706cm" svg:y2="10.468cm">
              <text:p/>
            </draw:line>
            <draw:line draw:style-name="gr2" draw:text-style-name="P1" draw:layer="layout" svg:x1="8.433cm" svg:y1="10.327cm" svg:x2="8.712cm" svg:y2="10.342cm">
              <text:p/>
            </draw:line>
            <draw:line draw:style-name="gr2" draw:text-style-name="P1" draw:layer="layout" svg:x1="8.619cm" svg:y1="10.21cm" svg:x2="8.719cm" svg:y2="10.215cm">
              <text:p/>
            </draw:line>
            <draw:line draw:style-name="gr2" draw:text-style-name="P1" draw:layer="layout" svg:x1="8.623cm" svg:y1="10.083cm" svg:x2="8.725cm" svg:y2="10.088cm">
              <text:p/>
            </draw:line>
            <draw:line draw:style-name="gr2" draw:text-style-name="P1" draw:layer="layout" svg:x1="8.529cm" svg:y1="9.951cm" svg:x2="8.732cm" svg:y2="9.962cm">
              <text:p/>
            </draw:line>
            <draw:line draw:style-name="gr2" draw:text-style-name="P1" draw:layer="layout" svg:x1="8.637cm" svg:y1="9.829cm" svg:x2="8.739cm" svg:y2="9.834cm">
              <text:p/>
            </draw:line>
            <draw:line draw:style-name="gr2" draw:text-style-name="P1" draw:layer="layout" svg:x1="8.645cm" svg:y1="9.702cm" svg:x2="8.745cm" svg:y2="9.707cm">
              <text:p/>
            </draw:line>
            <draw:line draw:style-name="gr2" draw:text-style-name="P1" draw:layer="layout" svg:x1="8.473cm" svg:y1="9.566cm" svg:x2="8.752cm" svg:y2="9.581cm">
              <text:p/>
            </draw:line>
            <draw:line draw:style-name="gr2" draw:text-style-name="P1" draw:layer="layout" svg:x1="8.658cm" svg:y1="9.449cm" svg:x2="8.758cm" svg:y2="9.454cm">
              <text:p/>
            </draw:line>
            <draw:line draw:style-name="gr2" draw:text-style-name="P1" draw:layer="layout" svg:x1="8.663cm" svg:y1="9.322cm" svg:x2="8.765cm" svg:y2="9.327cm">
              <text:p/>
            </draw:line>
            <draw:line draw:style-name="gr2" draw:text-style-name="P1" draw:layer="layout" svg:x1="8.569cm" svg:y1="9.19cm" svg:x2="8.772cm" svg:y2="9.201cm">
              <text:p/>
            </draw:line>
            <draw:line draw:style-name="gr2" draw:text-style-name="P1" draw:layer="layout" svg:x1="8.676cm" svg:y1="9.068cm" svg:x2="8.778cm" svg:y2="9.073cm">
              <text:p/>
            </draw:line>
            <draw:line draw:style-name="gr2" draw:text-style-name="P1" draw:layer="layout" svg:x1="8.685cm" svg:y1="8.942cm" svg:x2="8.785cm" svg:y2="8.947cm">
              <text:p/>
            </draw:line>
            <draw:line draw:style-name="gr2" draw:text-style-name="P1" draw:layer="layout" svg:x1="8.513cm" svg:y1="8.805cm" svg:x2="8.792cm" svg:y2="8.82cm">
              <text:p/>
            </draw:line>
            <draw:line draw:style-name="gr2" draw:text-style-name="P1" draw:layer="layout" svg:x1="8.698cm" svg:y1="8.688cm" svg:x2="8.798cm" svg:y2="8.693cm">
              <text:p/>
            </draw:line>
            <draw:line draw:style-name="gr2" draw:text-style-name="P1" draw:layer="layout" svg:x1="8.703cm" svg:y1="8.561cm" svg:x2="8.805cm" svg:y2="8.566cm">
              <text:p/>
            </draw:line>
            <draw:line draw:style-name="gr2" draw:text-style-name="P1" draw:layer="layout" svg:x1="8.608cm" svg:y1="8.429cm" svg:x2="8.811cm" svg:y2="8.44cm">
              <text:p/>
            </draw:line>
            <draw:line draw:style-name="gr2" draw:text-style-name="P1" draw:layer="layout" svg:x1="8.716cm" svg:y1="8.307cm" svg:x2="8.818cm" svg:y2="8.312cm">
              <text:p/>
            </draw:line>
            <draw:line draw:style-name="gr2" draw:text-style-name="P1" draw:layer="layout" svg:x1="8.724cm" svg:y1="8.181cm" svg:x2="8.824cm" svg:y2="8.186cm">
              <text:p/>
            </draw:line>
            <draw:line draw:style-name="gr2" draw:text-style-name="P1" draw:layer="layout" svg:x1="8.552cm" svg:y1="8.044cm" svg:x2="8.831cm" svg:y2="8.059cm">
              <text:p/>
            </draw:line>
            <draw:line draw:style-name="gr2" draw:text-style-name="P1" draw:layer="layout" svg:x1="8.738cm" svg:y1="7.927cm" svg:x2="8.838cm" svg:y2="7.932cm">
              <text:p/>
            </draw:line>
            <draw:line draw:style-name="gr2" draw:text-style-name="P1" draw:layer="layout" svg:x1="8.742cm" svg:y1="7.8cm" svg:x2="8.844cm" svg:y2="7.805cm">
              <text:p/>
            </draw:line>
            <draw:line draw:style-name="gr2" draw:text-style-name="P1" draw:layer="layout" svg:x1="8.648cm" svg:y1="7.668cm" svg:x2="8.851cm" svg:y2="7.679cm">
              <text:p/>
            </draw:line>
            <draw:line draw:style-name="gr2" draw:text-style-name="P1" draw:layer="layout" svg:x1="8.755cm" svg:y1="7.546cm" svg:x2="8.857cm" svg:y2="7.551cm">
              <text:p/>
            </draw:line>
            <draw:line draw:style-name="gr2" draw:text-style-name="P1" draw:layer="layout" svg:x1="8.764cm" svg:y1="7.42cm" svg:x2="8.864cm" svg:y2="7.425cm">
              <text:p/>
            </draw:line>
            <draw:line draw:style-name="gr2" draw:text-style-name="P1" draw:layer="layout" svg:x1="8.592cm" svg:y1="7.283cm" svg:x2="8.871cm" svg:y2="7.298cm">
              <text:p/>
            </draw:line>
            <draw:line draw:style-name="gr2" draw:text-style-name="P1" draw:layer="layout" svg:x1="8.777cm" svg:y1="7.166cm" svg:x2="8.877cm" svg:y2="7.171cm">
              <text:p/>
            </draw:line>
            <draw:line draw:style-name="gr2" draw:text-style-name="P1" draw:layer="layout" svg:x1="8.782cm" svg:y1="7.039cm" svg:x2="8.884cm" svg:y2="7.044cm">
              <text:p/>
            </draw:line>
            <draw:line draw:style-name="gr2" draw:text-style-name="P1" draw:layer="layout" svg:x1="8.688cm" svg:y1="6.907cm" svg:x2="8.891cm" svg:y2="6.918cm">
              <text:p/>
            </draw:line>
            <draw:line draw:style-name="gr2" draw:text-style-name="P1" draw:layer="layout" svg:x1="8.795cm" svg:y1="6.785cm" svg:x2="8.897cm" svg:y2="6.79cm">
              <text:p/>
            </draw:line>
            <draw:line draw:style-name="gr2" draw:text-style-name="P1" draw:layer="layout" svg:x1="8.804cm" svg:y1="6.659cm" svg:x2="8.904cm" svg:y2="6.664cm">
              <text:p/>
            </draw:line>
            <draw:line draw:style-name="gr2" draw:text-style-name="P1" draw:layer="layout" svg:x1="8.632cm" svg:y1="6.522cm" svg:x2="8.911cm" svg:y2="6.537cm">
              <text:p/>
            </draw:line>
            <draw:line draw:style-name="gr2" draw:text-style-name="P1" draw:layer="layout" svg:x1="8.817cm" svg:y1="6.405cm" svg:x2="8.917cm" svg:y2="6.41cm">
              <text:p/>
            </draw:line>
            <draw:line draw:style-name="gr2" draw:text-style-name="P1" draw:layer="layout" svg:x1="8.822cm" svg:y1="6.278cm" svg:x2="8.924cm" svg:y2="6.283cm">
              <text:p/>
            </draw:line>
            <draw:line draw:style-name="gr2" draw:text-style-name="P1" draw:layer="layout" svg:x1="8.727cm" svg:y1="6.146cm" svg:x2="8.93cm" svg:y2="6.157cm">
              <text:p/>
            </draw:line>
            <draw:line draw:style-name="gr2" draw:text-style-name="P1" draw:layer="layout" svg:x1="8.835cm" svg:y1="6.024cm" svg:x2="8.937cm" svg:y2="6.029cm">
              <text:p/>
            </draw:line>
            <draw:line draw:style-name="gr2" draw:text-style-name="P1" draw:layer="layout" svg:x1="8.843cm" svg:y1="5.898cm" svg:x2="8.943cm" svg:y2="5.903cm">
              <text:p/>
            </draw:line>
            <draw:line draw:style-name="gr2" draw:text-style-name="P1" draw:layer="layout" svg:x1="8.671cm" svg:y1="5.761cm" svg:x2="8.95cm" svg:y2="5.776cm">
              <text:p/>
            </draw:line>
            <draw:line draw:style-name="gr2" draw:text-style-name="P1" draw:layer="layout" svg:x1="8.857cm" svg:y1="5.644cm" svg:x2="8.957cm" svg:y2="5.649cm">
              <text:p/>
            </draw:line>
            <draw:line draw:style-name="gr2" draw:text-style-name="P1" draw:layer="layout" svg:x1="8.861cm" svg:y1="5.517cm" svg:x2="8.963cm" svg:y2="5.522cm">
              <text:p/>
            </draw:line>
            <draw:line draw:style-name="gr2" draw:text-style-name="P1" draw:layer="layout" svg:x1="8.767cm" svg:y1="5.385cm" svg:x2="8.97cm" svg:y2="5.396cm">
              <text:p/>
            </draw:line>
            <draw:line draw:style-name="gr2" draw:text-style-name="P1" draw:layer="layout" svg:x1="8.874cm" svg:y1="5.263cm" svg:x2="8.976cm" svg:y2="5.268cm">
              <text:p/>
            </draw:line>
            <draw:line draw:style-name="gr2" draw:text-style-name="P1" draw:layer="layout" svg:x1="8.883cm" svg:y1="5.137cm" svg:x2="8.983cm" svg:y2="5.142cm">
              <text:p/>
            </draw:line>
            <draw:line draw:style-name="gr2" draw:text-style-name="P1" draw:layer="layout" svg:x1="8.711cm" svg:y1="5.001cm" svg:x2="8.99cm" svg:y2="5.016cm">
              <text:p/>
            </draw:line>
            <draw:line draw:style-name="gr2" draw:text-style-name="P1" draw:layer="layout" svg:x1="8.896cm" svg:y1="4.883cm" svg:x2="8.996cm" svg:y2="4.888cm">
              <text:p/>
            </draw:line>
            <draw:line draw:style-name="gr2" draw:text-style-name="P1" draw:layer="layout" svg:x1="8.901cm" svg:y1="4.756cm" svg:x2="9.003cm" svg:y2="4.761cm">
              <text:p/>
            </draw:line>
            <draw:line draw:style-name="gr2" draw:text-style-name="P1" draw:layer="layout" svg:x1="8.806cm" svg:y1="4.624cm" svg:x2="9.009cm" svg:y2="4.635cm">
              <text:p/>
            </draw:line>
            <draw:line draw:style-name="gr2" draw:text-style-name="P1" draw:layer="layout" svg:x1="8.914cm" svg:y1="4.502cm" svg:x2="9.016cm" svg:y2="4.507cm">
              <text:p/>
            </draw:line>
            <draw:line draw:style-name="gr2" draw:text-style-name="P1" draw:layer="layout" svg:x1="8.923cm" svg:y1="4.376cm" svg:x2="9.023cm" svg:y2="4.381cm">
              <text:p/>
            </draw:line>
            <draw:line draw:style-name="gr2" draw:text-style-name="P1" draw:layer="layout" svg:x1="8.75cm" svg:y1="4.24cm" svg:x2="9.029cm" svg:y2="4.255cm">
              <text:p/>
            </draw:line>
          </draw:g>
          <draw:frame draw:style-name="gr3" draw:text-style-name="P2" draw:layer="layout" svg:width="0.348cm" svg:height="0.645cm" draw:transform="rotate (-1.62280713850433) translate (8.57cm 11.667cm)">
            <draw:text-box>
              <text:p><text:span text:style-name="T1">2</text:span></text:p>
            </draw:text-box>
          </draw:frame>
          <draw:frame draw:style-name="gr3" draw:text-style-name="P2" draw:layer="layout" svg:width="0.348cm" svg:height="0.645cm" draw:transform="rotate (-1.62280713850433) translate (8.628cm 10.121cm)">
            <draw:text-box>
              <text:p><text:span text:style-name="T1">4</text:span></text:p>
            </draw:text-box>
          </draw:frame>
          <draw:frame draw:style-name="gr3" draw:text-style-name="P2" draw:layer="layout" svg:width="0.348cm" svg:height="0.645cm" draw:transform="rotate (-1.62280713850433) translate (8.721cm 8.615cm)">
            <draw:text-box>
              <text:p><text:span text:style-name="T1">6</text:span></text:p>
            </draw:text-box>
          </draw:frame>
          <draw:frame draw:style-name="gr3" draw:text-style-name="P2" draw:layer="layout" svg:width="0.348cm" svg:height="0.645cm" draw:transform="rotate (-1.62280713850433) translate (8.805cm 7.091cm)">
            <draw:text-box>
              <text:p><text:span text:style-name="T1">8</text:span></text:p>
            </draw:text-box>
          </draw:frame>
          <draw:frame draw:style-name="gr3" draw:text-style-name="P3" draw:layer="layout" svg:width="0.909cm" svg:height="0.645cm" draw:transform="rotate (-1.62280713850433) translate (8.889cm 5.332cm)">
            <draw:text-box>
              <text:p><text:span text:style-name="T2">1</text:span><text:span text:style-name="T1">0</text:span></text:p>
            </draw:text-box>
          </draw:frame>
        </draw:g>
        <draw:g>
          <draw:g>
            <draw:line draw:style-name="gr2" draw:text-style-name="P1" draw:layer="layout" svg:x1="-3.982cm" svg:y1="24.793cm" svg:x2="-3.982cm" svg:y2="24.514cm">
              <text:p/>
            </draw:line>
            <draw:line draw:style-name="gr2" draw:text-style-name="P1" draw:layer="layout" svg:x1="-4.109cm" svg:y1="24.614cm" svg:x2="-4.109cm" svg:y2="24.514cm">
              <text:p/>
            </draw:line>
            <draw:line draw:style-name="gr2" draw:text-style-name="P1" draw:layer="layout" svg:x1="-4.236cm" svg:y1="24.616cm" svg:x2="-4.236cm" svg:y2="24.514cm">
              <text:p/>
            </draw:line>
            <draw:line draw:style-name="gr2" draw:text-style-name="P1" draw:layer="layout" svg:x1="-4.363cm" svg:y1="24.717cm" svg:x2="-4.363cm" svg:y2="24.514cm">
              <text:p/>
            </draw:line>
            <draw:line draw:style-name="gr2" draw:text-style-name="P1" draw:layer="layout" svg:x1="-4.49cm" svg:y1="24.616cm" svg:x2="-4.49cm" svg:y2="24.514cm">
              <text:p/>
            </draw:line>
            <draw:line draw:style-name="gr2" draw:text-style-name="P1" draw:layer="layout" svg:x1="-4.617cm" svg:y1="24.614cm" svg:x2="-4.617cm" svg:y2="24.514cm">
              <text:p/>
            </draw:line>
            <draw:line draw:style-name="gr2" draw:text-style-name="P1" draw:layer="layout" svg:x1="-4.744cm" svg:y1="24.793cm" svg:x2="-4.744cm" svg:y2="24.514cm">
              <text:p/>
            </draw:line>
            <draw:line draw:style-name="gr2" draw:text-style-name="P1" draw:layer="layout" svg:x1="-4.871cm" svg:y1="24.614cm" svg:x2="-4.871cm" svg:y2="24.514cm">
              <text:p/>
            </draw:line>
            <draw:line draw:style-name="gr2" draw:text-style-name="P1" draw:layer="layout" svg:x1="-4.998cm" svg:y1="24.616cm" svg:x2="-4.998cm" svg:y2="24.514cm">
              <text:p/>
            </draw:line>
            <draw:line draw:style-name="gr2" draw:text-style-name="P1" draw:layer="layout" svg:x1="-5.125cm" svg:y1="24.717cm" svg:x2="-5.125cm" svg:y2="24.514cm">
              <text:p/>
            </draw:line>
            <draw:line draw:style-name="gr2" draw:text-style-name="P1" draw:layer="layout" svg:x1="-5.252cm" svg:y1="24.616cm" svg:x2="-5.252cm" svg:y2="24.514cm">
              <text:p/>
            </draw:line>
            <draw:line draw:style-name="gr2" draw:text-style-name="P1" draw:layer="layout" svg:x1="-5.379cm" svg:y1="24.614cm" svg:x2="-5.379cm" svg:y2="24.514cm">
              <text:p/>
            </draw:line>
            <draw:line draw:style-name="gr2" draw:text-style-name="P1" draw:layer="layout" svg:x1="-5.506cm" svg:y1="24.793cm" svg:x2="-5.506cm" svg:y2="24.514cm">
              <text:p/>
            </draw:line>
            <draw:line draw:style-name="gr2" draw:text-style-name="P1" draw:layer="layout" svg:x1="-5.633cm" svg:y1="24.614cm" svg:x2="-5.633cm" svg:y2="24.514cm">
              <text:p/>
            </draw:line>
            <draw:line draw:style-name="gr2" draw:text-style-name="P1" draw:layer="layout" svg:x1="-5.76cm" svg:y1="24.616cm" svg:x2="-5.76cm" svg:y2="24.514cm">
              <text:p/>
            </draw:line>
            <draw:line draw:style-name="gr2" draw:text-style-name="P1" draw:layer="layout" svg:x1="-5.887cm" svg:y1="24.717cm" svg:x2="-5.887cm" svg:y2="24.514cm">
              <text:p/>
            </draw:line>
            <draw:line draw:style-name="gr2" draw:text-style-name="P1" draw:layer="layout" svg:x1="-6.014cm" svg:y1="24.616cm" svg:x2="-6.014cm" svg:y2="24.514cm">
              <text:p/>
            </draw:line>
            <draw:line draw:style-name="gr2" draw:text-style-name="P1" draw:layer="layout" svg:x1="-6.141cm" svg:y1="24.614cm" svg:x2="-6.141cm" svg:y2="24.514cm">
              <text:p/>
            </draw:line>
            <draw:line draw:style-name="gr2" draw:text-style-name="P1" draw:layer="layout" svg:x1="-6.268cm" svg:y1="24.793cm" svg:x2="-6.268cm" svg:y2="24.514cm">
              <text:p/>
            </draw:line>
            <draw:line draw:style-name="gr2" draw:text-style-name="P1" draw:layer="layout" svg:x1="-6.395cm" svg:y1="24.614cm" svg:x2="-6.395cm" svg:y2="24.514cm">
              <text:p/>
            </draw:line>
            <draw:line draw:style-name="gr2" draw:text-style-name="P1" draw:layer="layout" svg:x1="-6.522cm" svg:y1="24.616cm" svg:x2="-6.522cm" svg:y2="24.514cm">
              <text:p/>
            </draw:line>
            <draw:line draw:style-name="gr2" draw:text-style-name="P1" draw:layer="layout" svg:x1="-6.649cm" svg:y1="24.717cm" svg:x2="-6.649cm" svg:y2="24.514cm">
              <text:p/>
            </draw:line>
            <draw:line draw:style-name="gr2" draw:text-style-name="P1" draw:layer="layout" svg:x1="-6.776cm" svg:y1="24.616cm" svg:x2="-6.776cm" svg:y2="24.514cm">
              <text:p/>
            </draw:line>
            <draw:line draw:style-name="gr2" draw:text-style-name="P1" draw:layer="layout" svg:x1="-6.903cm" svg:y1="24.614cm" svg:x2="-6.903cm" svg:y2="24.514cm">
              <text:p/>
            </draw:line>
            <draw:line draw:style-name="gr2" draw:text-style-name="P1" draw:layer="layout" svg:x1="-7.03cm" svg:y1="24.793cm" svg:x2="-7.03cm" svg:y2="24.514cm">
              <text:p/>
            </draw:line>
            <draw:line draw:style-name="gr2" draw:text-style-name="P1" draw:layer="layout" svg:x1="-7.157cm" svg:y1="24.614cm" svg:x2="-7.157cm" svg:y2="24.514cm">
              <text:p/>
            </draw:line>
            <draw:line draw:style-name="gr2" draw:text-style-name="P1" draw:layer="layout" svg:x1="-7.284cm" svg:y1="24.616cm" svg:x2="-7.284cm" svg:y2="24.514cm">
              <text:p/>
            </draw:line>
            <draw:frame draw:style-name="gr3" draw:text-style-name="P2" draw:layer="layout" svg:width="0.348cm" svg:height="0.645cm" svg:x="-5.699cm" svg:y="24.587cm">
              <draw:text-box>
                <text:p><text:span text:style-name="T1">2</text:span></text:p>
              </draw:text-box>
            </draw:frame>
            <draw:frame draw:style-name="gr3" draw:text-style-name="P2" draw:layer="layout" svg:width="0.348cm" svg:height="0.645cm" svg:x="-7.246cm" svg:y="24.61cm">
              <draw:text-box>
                <text:p><text:span text:style-name="T1">4</text:span></text:p>
              </draw:text-box>
            </draw:frame>
          </draw:g>
          <draw:g>
            <draw:line draw:style-name="gr4" draw:text-style-name="P1" draw:layer="layout" svg:x1="-3.859cm" svg:y1="21.191cm" svg:x2="-3.948cm" svg:y2="21.191cm">
              <text:p/>
            </draw:line>
            <draw:line draw:style-name="gr4" draw:text-style-name="P1" draw:layer="layout" svg:x1="-3.861cm" svg:y1="21.318cm" svg:x2="-3.948cm" svg:y2="21.318cm">
              <text:p/>
            </draw:line>
            <draw:line draw:style-name="gr4" draw:text-style-name="P1" draw:layer="layout" svg:x1="-3.705cm" svg:y1="21.445cm" svg:x2="-3.948cm" svg:y2="21.445cm">
              <text:p/>
            </draw:line>
            <draw:line draw:style-name="gr4" draw:text-style-name="P1" draw:layer="layout" svg:x1="-3.861cm" svg:y1="21.572cm" svg:x2="-3.948cm" svg:y2="21.572cm">
              <text:p/>
            </draw:line>
            <draw:line draw:style-name="gr4" draw:text-style-name="P1" draw:layer="layout" svg:x1="-3.859cm" svg:y1="21.699cm" svg:x2="-3.948cm" svg:y2="21.699cm">
              <text:p/>
            </draw:line>
            <draw:line draw:style-name="gr4" draw:text-style-name="P1" draw:layer="layout" svg:x1="-3.771cm" svg:y1="21.826cm" svg:x2="-3.948cm" svg:y2="21.826cm">
              <text:p/>
            </draw:line>
            <draw:line draw:style-name="gr4" draw:text-style-name="P1" draw:layer="layout" svg:x1="-3.859cm" svg:y1="21.953cm" svg:x2="-3.948cm" svg:y2="21.953cm">
              <text:p/>
            </draw:line>
            <draw:line draw:style-name="gr4" draw:text-style-name="P1" draw:layer="layout" svg:x1="-3.861cm" svg:y1="22.08cm" svg:x2="-3.948cm" svg:y2="22.08cm">
              <text:p/>
            </draw:line>
            <draw:line draw:style-name="gr4" draw:text-style-name="P1" draw:layer="layout" svg:x1="-3.705cm" svg:y1="22.207cm" svg:x2="-3.948cm" svg:y2="22.207cm">
              <text:p/>
            </draw:line>
            <draw:line draw:style-name="gr4" draw:text-style-name="P1" draw:layer="layout" svg:x1="-3.861cm" svg:y1="22.334cm" svg:x2="-3.948cm" svg:y2="22.334cm">
              <text:p/>
            </draw:line>
            <draw:line draw:style-name="gr4" draw:text-style-name="P1" draw:layer="layout" svg:x1="-3.859cm" svg:y1="22.461cm" svg:x2="-3.948cm" svg:y2="22.461cm">
              <text:p/>
            </draw:line>
            <draw:line draw:style-name="gr4" draw:text-style-name="P1" draw:layer="layout" svg:x1="-3.771cm" svg:y1="22.588cm" svg:x2="-3.948cm" svg:y2="22.588cm">
              <text:p/>
            </draw:line>
            <draw:line draw:style-name="gr4" draw:text-style-name="P1" draw:layer="layout" svg:x1="-3.859cm" svg:y1="22.715cm" svg:x2="-3.948cm" svg:y2="22.715cm">
              <text:p/>
            </draw:line>
            <draw:line draw:style-name="gr4" draw:text-style-name="P1" draw:layer="layout" svg:x1="-3.861cm" svg:y1="22.842cm" svg:x2="-3.948cm" svg:y2="22.842cm">
              <text:p/>
            </draw:line>
            <draw:line draw:style-name="gr4" draw:text-style-name="P1" draw:layer="layout" svg:x1="-3.705cm" svg:y1="22.969cm" svg:x2="-3.948cm" svg:y2="22.969cm">
              <text:p/>
            </draw:line>
            <draw:line draw:style-name="gr4" draw:text-style-name="P1" draw:layer="layout" svg:x1="-3.861cm" svg:y1="23.096cm" svg:x2="-3.948cm" svg:y2="23.096cm">
              <text:p/>
            </draw:line>
            <draw:line draw:style-name="gr4" draw:text-style-name="P1" draw:layer="layout" svg:x1="-3.859cm" svg:y1="23.223cm" svg:x2="-3.948cm" svg:y2="23.223cm">
              <text:p/>
            </draw:line>
            <draw:line draw:style-name="gr4" draw:text-style-name="P1" draw:layer="layout" svg:x1="-3.771cm" svg:y1="23.35cm" svg:x2="-3.948cm" svg:y2="23.35cm">
              <text:p/>
            </draw:line>
            <draw:line draw:style-name="gr4" draw:text-style-name="P1" draw:layer="layout" svg:x1="-3.859cm" svg:y1="23.477cm" svg:x2="-3.948cm" svg:y2="23.477cm">
              <text:p/>
            </draw:line>
            <draw:line draw:style-name="gr4" draw:text-style-name="P1" draw:layer="layout" svg:x1="-3.861cm" svg:y1="23.604cm" svg:x2="-3.948cm" svg:y2="23.604cm">
              <text:p/>
            </draw:line>
            <draw:line draw:style-name="gr4" draw:text-style-name="P1" draw:layer="layout" svg:x1="-3.705cm" svg:y1="23.731cm" svg:x2="-3.948cm" svg:y2="23.731cm">
              <text:p/>
            </draw:line>
            <draw:line draw:style-name="gr4" draw:text-style-name="P1" draw:layer="layout" svg:x1="-3.861cm" svg:y1="23.858cm" svg:x2="-3.948cm" svg:y2="23.858cm">
              <text:p/>
            </draw:line>
            <draw:line draw:style-name="gr4" draw:text-style-name="P1" draw:layer="layout" svg:x1="-3.859cm" svg:y1="23.985cm" svg:x2="-3.948cm" svg:y2="23.985cm">
              <text:p/>
            </draw:line>
            <draw:line draw:style-name="gr4" draw:text-style-name="P1" draw:layer="layout" svg:x1="-3.771cm" svg:y1="24.112cm" svg:x2="-3.948cm" svg:y2="24.112cm">
              <text:p/>
            </draw:line>
            <draw:line draw:style-name="gr4" draw:text-style-name="P1" draw:layer="layout" svg:x1="-3.859cm" svg:y1="24.239cm" svg:x2="-3.948cm" svg:y2="24.239cm">
              <text:p/>
            </draw:line>
            <draw:line draw:style-name="gr4" draw:text-style-name="P1" draw:layer="layout" svg:x1="-3.861cm" svg:y1="24.366cm" svg:x2="-3.948cm" svg:y2="24.366cm">
              <text:p/>
            </draw:line>
            <draw:line draw:style-name="gr4" draw:text-style-name="P1" draw:layer="layout" svg:x1="-3.705cm" svg:y1="24.493cm" svg:x2="-3.948cm" svg:y2="24.493cm">
              <text:p/>
            </draw:line>
            <draw:frame draw:style-name="gr3" draw:text-style-name="P3" draw:layer="layout" svg:width="0.303cm" svg:height="0.645cm" svg:x="-3.834cm" svg:y="22.662cm">
              <draw:text-box>
                <text:p><text:span text:style-name="T3">2</text:span></text:p>
              </draw:text-box>
            </draw:frame>
            <draw:frame draw:style-name="gr3" draw:text-style-name="P3" draw:layer="layout" svg:width="0.303cm" svg:height="0.645cm" svg:x="-3.816cm" svg:y="21.153cm">
              <draw:text-box>
                <text:p><text:span text:style-name="T3">4</text:span></text:p>
              </draw:text-box>
            </draw:frame>
          </draw:g>
          <draw:g>
            <draw:line draw:style-name="gr4" draw:text-style-name="P1" draw:layer="layout" svg:x1="-4.097cm" svg:y1="27.795cm" svg:x2="-4.008cm" svg:y2="27.795cm">
              <text:p/>
            </draw:line>
            <draw:line draw:style-name="gr4" draw:text-style-name="P1" draw:layer="layout" svg:x1="-4.095cm" svg:y1="27.668cm" svg:x2="-4.008cm" svg:y2="27.668cm">
              <text:p/>
            </draw:line>
            <draw:line draw:style-name="gr4" draw:text-style-name="P1" draw:layer="layout" svg:x1="-4.251cm" svg:y1="27.541cm" svg:x2="-4.008cm" svg:y2="27.541cm">
              <text:p/>
            </draw:line>
            <draw:line draw:style-name="gr4" draw:text-style-name="P1" draw:layer="layout" svg:x1="-4.095cm" svg:y1="27.414cm" svg:x2="-4.008cm" svg:y2="27.414cm">
              <text:p/>
            </draw:line>
            <draw:line draw:style-name="gr4" draw:text-style-name="P1" draw:layer="layout" svg:x1="-4.097cm" svg:y1="27.287cm" svg:x2="-4.008cm" svg:y2="27.287cm">
              <text:p/>
            </draw:line>
            <draw:line draw:style-name="gr4" draw:text-style-name="P1" draw:layer="layout" svg:x1="-4.185cm" svg:y1="27.16cm" svg:x2="-4.008cm" svg:y2="27.16cm">
              <text:p/>
            </draw:line>
            <draw:line draw:style-name="gr4" draw:text-style-name="P1" draw:layer="layout" svg:x1="-4.097cm" svg:y1="27.033cm" svg:x2="-4.008cm" svg:y2="27.033cm">
              <text:p/>
            </draw:line>
            <draw:line draw:style-name="gr4" draw:text-style-name="P1" draw:layer="layout" svg:x1="-4.095cm" svg:y1="26.906cm" svg:x2="-4.008cm" svg:y2="26.906cm">
              <text:p/>
            </draw:line>
            <draw:line draw:style-name="gr4" draw:text-style-name="P1" draw:layer="layout" svg:x1="-4.251cm" svg:y1="26.779cm" svg:x2="-4.008cm" svg:y2="26.779cm">
              <text:p/>
            </draw:line>
            <draw:line draw:style-name="gr4" draw:text-style-name="P1" draw:layer="layout" svg:x1="-4.095cm" svg:y1="26.652cm" svg:x2="-4.008cm" svg:y2="26.652cm">
              <text:p/>
            </draw:line>
            <draw:line draw:style-name="gr4" draw:text-style-name="P1" draw:layer="layout" svg:x1="-4.097cm" svg:y1="26.525cm" svg:x2="-4.008cm" svg:y2="26.525cm">
              <text:p/>
            </draw:line>
            <draw:line draw:style-name="gr4" draw:text-style-name="P1" draw:layer="layout" svg:x1="-4.185cm" svg:y1="26.398cm" svg:x2="-4.008cm" svg:y2="26.398cm">
              <text:p/>
            </draw:line>
            <draw:line draw:style-name="gr4" draw:text-style-name="P1" draw:layer="layout" svg:x1="-4.097cm" svg:y1="26.271cm" svg:x2="-4.008cm" svg:y2="26.271cm">
              <text:p/>
            </draw:line>
            <draw:line draw:style-name="gr4" draw:text-style-name="P1" draw:layer="layout" svg:x1="-4.095cm" svg:y1="26.144cm" svg:x2="-4.008cm" svg:y2="26.144cm">
              <text:p/>
            </draw:line>
            <draw:line draw:style-name="gr4" draw:text-style-name="P1" draw:layer="layout" svg:x1="-4.251cm" svg:y1="26.017cm" svg:x2="-4.008cm" svg:y2="26.017cm">
              <text:p/>
            </draw:line>
            <draw:line draw:style-name="gr4" draw:text-style-name="P1" draw:layer="layout" svg:x1="-4.095cm" svg:y1="25.89cm" svg:x2="-4.008cm" svg:y2="25.89cm">
              <text:p/>
            </draw:line>
            <draw:line draw:style-name="gr4" draw:text-style-name="P1" draw:layer="layout" svg:x1="-4.097cm" svg:y1="25.763cm" svg:x2="-4.008cm" svg:y2="25.763cm">
              <text:p/>
            </draw:line>
            <draw:line draw:style-name="gr4" draw:text-style-name="P1" draw:layer="layout" svg:x1="-4.185cm" svg:y1="25.636cm" svg:x2="-4.008cm" svg:y2="25.636cm">
              <text:p/>
            </draw:line>
            <draw:line draw:style-name="gr4" draw:text-style-name="P1" draw:layer="layout" svg:x1="-4.097cm" svg:y1="25.509cm" svg:x2="-4.008cm" svg:y2="25.509cm">
              <text:p/>
            </draw:line>
            <draw:line draw:style-name="gr4" draw:text-style-name="P1" draw:layer="layout" svg:x1="-4.095cm" svg:y1="25.382cm" svg:x2="-4.008cm" svg:y2="25.382cm">
              <text:p/>
            </draw:line>
            <draw:line draw:style-name="gr4" draw:text-style-name="P1" draw:layer="layout" svg:x1="-4.251cm" svg:y1="25.255cm" svg:x2="-4.008cm" svg:y2="25.255cm">
              <text:p/>
            </draw:line>
            <draw:line draw:style-name="gr4" draw:text-style-name="P1" draw:layer="layout" svg:x1="-4.095cm" svg:y1="25.128cm" svg:x2="-4.008cm" svg:y2="25.128cm">
              <text:p/>
            </draw:line>
            <draw:line draw:style-name="gr4" draw:text-style-name="P1" draw:layer="layout" svg:x1="-4.097cm" svg:y1="25.001cm" svg:x2="-4.008cm" svg:y2="25.001cm">
              <text:p/>
            </draw:line>
            <draw:line draw:style-name="gr4" draw:text-style-name="P1" draw:layer="layout" svg:x1="-4.185cm" svg:y1="24.874cm" svg:x2="-4.008cm" svg:y2="24.874cm">
              <text:p/>
            </draw:line>
            <draw:line draw:style-name="gr4" draw:text-style-name="P1" draw:layer="layout" svg:x1="-4.097cm" svg:y1="24.747cm" svg:x2="-4.008cm" svg:y2="24.747cm">
              <text:p/>
            </draw:line>
            <draw:line draw:style-name="gr4" draw:text-style-name="P1" draw:layer="layout" svg:x1="-4.095cm" svg:y1="24.62cm" svg:x2="-4.008cm" svg:y2="24.62cm">
              <text:p/>
            </draw:line>
            <draw:line draw:style-name="gr4" draw:text-style-name="P1" draw:layer="layout" svg:x1="-4.251cm" svg:y1="24.493cm" svg:x2="-4.008cm" svg:y2="24.493cm">
              <text:p/>
            </draw:line>
            <draw:frame draw:style-name="gr3" draw:text-style-name="P3" draw:layer="layout" svg:width="0.303cm" svg:height="0.645cm" draw:transform="rotate (-3.14159265358979) translate (-4.122cm 26.324cm)">
              <draw:text-box>
                <text:p><text:span text:style-name="T3">2</text:span></text:p>
              </draw:text-box>
            </draw:frame>
            <draw:frame draw:style-name="gr3" draw:text-style-name="P3" draw:layer="layout" svg:width="0.303cm" svg:height="0.645cm" draw:transform="rotate (-3.14159265358979) translate (-4.14cm 27.833cm)">
              <draw:text-box>
                <text:p><text:span text:style-name="T3">4</text:span></text:p>
              </draw:text-box>
            </draw:frame>
          </draw:g>
          <draw:g>
            <draw:line draw:style-name="gr2" draw:text-style-name="P1" draw:layer="layout" svg:x1="-3.983cm" svg:y1="24.216cm" svg:x2="-3.983cm" svg:y2="24.495cm">
              <text:p/>
            </draw:line>
            <draw:line draw:style-name="gr2" draw:text-style-name="P1" draw:layer="layout" svg:x1="-3.856cm" svg:y1="24.395cm" svg:x2="-3.856cm" svg:y2="24.495cm">
              <text:p/>
            </draw:line>
            <draw:line draw:style-name="gr2" draw:text-style-name="P1" draw:layer="layout" svg:x1="-3.729cm" svg:y1="24.393cm" svg:x2="-3.729cm" svg:y2="24.495cm">
              <text:p/>
            </draw:line>
            <draw:line draw:style-name="gr2" draw:text-style-name="P1" draw:layer="layout" svg:x1="-3.602cm" svg:y1="24.292cm" svg:x2="-3.602cm" svg:y2="24.495cm">
              <text:p/>
            </draw:line>
            <draw:line draw:style-name="gr2" draw:text-style-name="P1" draw:layer="layout" svg:x1="-3.475cm" svg:y1="24.393cm" svg:x2="-3.475cm" svg:y2="24.495cm">
              <text:p/>
            </draw:line>
            <draw:line draw:style-name="gr2" draw:text-style-name="P1" draw:layer="layout" svg:x1="-3.348cm" svg:y1="24.395cm" svg:x2="-3.348cm" svg:y2="24.495cm">
              <text:p/>
            </draw:line>
            <draw:line draw:style-name="gr2" draw:text-style-name="P1" draw:layer="layout" svg:x1="-3.221cm" svg:y1="24.216cm" svg:x2="-3.221cm" svg:y2="24.495cm">
              <text:p/>
            </draw:line>
            <draw:line draw:style-name="gr2" draw:text-style-name="P1" draw:layer="layout" svg:x1="-3.094cm" svg:y1="24.395cm" svg:x2="-3.094cm" svg:y2="24.495cm">
              <text:p/>
            </draw:line>
            <draw:line draw:style-name="gr2" draw:text-style-name="P1" draw:layer="layout" svg:x1="-2.967cm" svg:y1="24.393cm" svg:x2="-2.967cm" svg:y2="24.495cm">
              <text:p/>
            </draw:line>
            <draw:line draw:style-name="gr2" draw:text-style-name="P1" draw:layer="layout" svg:x1="-2.84cm" svg:y1="24.292cm" svg:x2="-2.84cm" svg:y2="24.495cm">
              <text:p/>
            </draw:line>
            <draw:line draw:style-name="gr2" draw:text-style-name="P1" draw:layer="layout" svg:x1="-2.713cm" svg:y1="24.393cm" svg:x2="-2.713cm" svg:y2="24.495cm">
              <text:p/>
            </draw:line>
            <draw:line draw:style-name="gr2" draw:text-style-name="P1" draw:layer="layout" svg:x1="-2.586cm" svg:y1="24.395cm" svg:x2="-2.586cm" svg:y2="24.495cm">
              <text:p/>
            </draw:line>
            <draw:line draw:style-name="gr2" draw:text-style-name="P1" draw:layer="layout" svg:x1="-2.459cm" svg:y1="24.216cm" svg:x2="-2.459cm" svg:y2="24.495cm">
              <text:p/>
            </draw:line>
            <draw:line draw:style-name="gr2" draw:text-style-name="P1" draw:layer="layout" svg:x1="-2.332cm" svg:y1="24.395cm" svg:x2="-2.332cm" svg:y2="24.495cm">
              <text:p/>
            </draw:line>
            <draw:line draw:style-name="gr2" draw:text-style-name="P1" draw:layer="layout" svg:x1="-2.205cm" svg:y1="24.393cm" svg:x2="-2.205cm" svg:y2="24.495cm">
              <text:p/>
            </draw:line>
            <draw:line draw:style-name="gr2" draw:text-style-name="P1" draw:layer="layout" svg:x1="-2.078cm" svg:y1="24.292cm" svg:x2="-2.078cm" svg:y2="24.495cm">
              <text:p/>
            </draw:line>
            <draw:line draw:style-name="gr2" draw:text-style-name="P1" draw:layer="layout" svg:x1="-1.951cm" svg:y1="24.393cm" svg:x2="-1.951cm" svg:y2="24.495cm">
              <text:p/>
            </draw:line>
            <draw:line draw:style-name="gr2" draw:text-style-name="P1" draw:layer="layout" svg:x1="-1.824cm" svg:y1="24.395cm" svg:x2="-1.824cm" svg:y2="24.495cm">
              <text:p/>
            </draw:line>
            <draw:line draw:style-name="gr2" draw:text-style-name="P1" draw:layer="layout" svg:x1="-1.697cm" svg:y1="24.216cm" svg:x2="-1.697cm" svg:y2="24.495cm">
              <text:p/>
            </draw:line>
            <draw:line draw:style-name="gr2" draw:text-style-name="P1" draw:layer="layout" svg:x1="-1.57cm" svg:y1="24.395cm" svg:x2="-1.57cm" svg:y2="24.495cm">
              <text:p/>
            </draw:line>
            <draw:line draw:style-name="gr2" draw:text-style-name="P1" draw:layer="layout" svg:x1="-1.443cm" svg:y1="24.393cm" svg:x2="-1.443cm" svg:y2="24.495cm">
              <text:p/>
            </draw:line>
            <draw:line draw:style-name="gr2" draw:text-style-name="P1" draw:layer="layout" svg:x1="-1.316cm" svg:y1="24.292cm" svg:x2="-1.316cm" svg:y2="24.495cm">
              <text:p/>
            </draw:line>
            <draw:line draw:style-name="gr2" draw:text-style-name="P1" draw:layer="layout" svg:x1="-1.189cm" svg:y1="24.393cm" svg:x2="-1.189cm" svg:y2="24.495cm">
              <text:p/>
            </draw:line>
            <draw:line draw:style-name="gr2" draw:text-style-name="P1" draw:layer="layout" svg:x1="-1.062cm" svg:y1="24.395cm" svg:x2="-1.062cm" svg:y2="24.495cm">
              <text:p/>
            </draw:line>
            <draw:line draw:style-name="gr2" draw:text-style-name="P1" draw:layer="layout" svg:x1="-0.935cm" svg:y1="24.216cm" svg:x2="-0.935cm" svg:y2="24.495cm">
              <text:p/>
            </draw:line>
            <draw:line draw:style-name="gr2" draw:text-style-name="P1" draw:layer="layout" svg:x1="-0.808cm" svg:y1="24.395cm" svg:x2="-0.808cm" svg:y2="24.495cm">
              <text:p/>
            </draw:line>
            <draw:line draw:style-name="gr2" draw:text-style-name="P1" draw:layer="layout" svg:x1="-0.681cm" svg:y1="24.393cm" svg:x2="-0.681cm" svg:y2="24.495cm">
              <text:p/>
            </draw:line>
            <draw:frame draw:style-name="gr3" draw:text-style-name="P2" draw:layer="layout" svg:width="0.348cm" svg:height="0.645cm" draw:transform="rotate (-3.14159265358979) translate (-2.266cm 24.422cm)">
              <draw:text-box>
                <text:p><text:span text:style-name="T1">2</text:span></text:p>
              </draw:text-box>
            </draw:frame>
            <draw:frame draw:style-name="gr3" draw:text-style-name="P2" draw:layer="layout" svg:width="0.348cm" svg:height="0.645cm" draw:transform="rotate (-3.14159265358979) translate (-0.719cm 24.399cm)">
              <draw:text-box>
                <text:p><text:span text:style-name="T1">4</text:span></text:p>
              </draw:text-box>
            </draw:frame>
          </draw:g>
        </draw:g>
        <draw:g>
          <draw:g>
            <draw:line draw:style-name="gr2" draw:text-style-name="P1" draw:layer="layout" svg:x1="4.985cm" svg:y1="9.094cm" svg:x2="4.985cm" svg:y2="8.815cm">
              <text:p/>
            </draw:line>
            <draw:line draw:style-name="gr2" draw:text-style-name="P1" draw:layer="layout" svg:x1="4.858cm" svg:y1="8.915cm" svg:x2="4.858cm" svg:y2="8.815cm">
              <text:p/>
            </draw:line>
            <draw:line draw:style-name="gr2" draw:text-style-name="P1" draw:layer="layout" svg:x1="4.731cm" svg:y1="8.917cm" svg:x2="4.731cm" svg:y2="8.815cm">
              <text:p/>
            </draw:line>
            <draw:line draw:style-name="gr2" draw:text-style-name="P1" draw:layer="layout" svg:x1="4.604cm" svg:y1="9.018cm" svg:x2="4.604cm" svg:y2="8.815cm">
              <text:p/>
            </draw:line>
            <draw:line draw:style-name="gr2" draw:text-style-name="P1" draw:layer="layout" svg:x1="4.477cm" svg:y1="8.917cm" svg:x2="4.477cm" svg:y2="8.815cm">
              <text:p/>
            </draw:line>
            <draw:line draw:style-name="gr2" draw:text-style-name="P1" draw:layer="layout" svg:x1="4.35cm" svg:y1="8.915cm" svg:x2="4.35cm" svg:y2="8.815cm">
              <text:p/>
            </draw:line>
            <draw:line draw:style-name="gr2" draw:text-style-name="P1" draw:layer="layout" svg:x1="4.223cm" svg:y1="9.094cm" svg:x2="4.223cm" svg:y2="8.815cm">
              <text:p/>
            </draw:line>
            <draw:line draw:style-name="gr2" draw:text-style-name="P1" draw:layer="layout" svg:x1="4.096cm" svg:y1="8.915cm" svg:x2="4.096cm" svg:y2="8.815cm">
              <text:p/>
            </draw:line>
            <draw:line draw:style-name="gr2" draw:text-style-name="P1" draw:layer="layout" svg:x1="3.969cm" svg:y1="8.917cm" svg:x2="3.969cm" svg:y2="8.815cm">
              <text:p/>
            </draw:line>
            <draw:line draw:style-name="gr2" draw:text-style-name="P1" draw:layer="layout" svg:x1="3.842cm" svg:y1="9.018cm" svg:x2="3.842cm" svg:y2="8.815cm">
              <text:p/>
            </draw:line>
            <draw:line draw:style-name="gr2" draw:text-style-name="P1" draw:layer="layout" svg:x1="3.715cm" svg:y1="8.917cm" svg:x2="3.715cm" svg:y2="8.815cm">
              <text:p/>
            </draw:line>
            <draw:line draw:style-name="gr2" draw:text-style-name="P1" draw:layer="layout" svg:x1="3.588cm" svg:y1="8.915cm" svg:x2="3.588cm" svg:y2="8.815cm">
              <text:p/>
            </draw:line>
            <draw:line draw:style-name="gr2" draw:text-style-name="P1" draw:layer="layout" svg:x1="3.461cm" svg:y1="9.094cm" svg:x2="3.461cm" svg:y2="8.815cm">
              <text:p/>
            </draw:line>
            <draw:line draw:style-name="gr2" draw:text-style-name="P1" draw:layer="layout" svg:x1="3.334cm" svg:y1="8.915cm" svg:x2="3.334cm" svg:y2="8.815cm">
              <text:p/>
            </draw:line>
            <draw:line draw:style-name="gr2" draw:text-style-name="P1" draw:layer="layout" svg:x1="3.207cm" svg:y1="8.917cm" svg:x2="3.207cm" svg:y2="8.815cm">
              <text:p/>
            </draw:line>
            <draw:line draw:style-name="gr2" draw:text-style-name="P1" draw:layer="layout" svg:x1="3.08cm" svg:y1="9.018cm" svg:x2="3.08cm" svg:y2="8.815cm">
              <text:p/>
            </draw:line>
            <draw:line draw:style-name="gr2" draw:text-style-name="P1" draw:layer="layout" svg:x1="2.953cm" svg:y1="8.917cm" svg:x2="2.953cm" svg:y2="8.815cm">
              <text:p/>
            </draw:line>
            <draw:line draw:style-name="gr2" draw:text-style-name="P1" draw:layer="layout" svg:x1="2.826cm" svg:y1="8.915cm" svg:x2="2.826cm" svg:y2="8.815cm">
              <text:p/>
            </draw:line>
            <draw:line draw:style-name="gr2" draw:text-style-name="P1" draw:layer="layout" svg:x1="2.699cm" svg:y1="9.094cm" svg:x2="2.699cm" svg:y2="8.815cm">
              <text:p/>
            </draw:line>
            <draw:line draw:style-name="gr2" draw:text-style-name="P1" draw:layer="layout" svg:x1="2.572cm" svg:y1="8.915cm" svg:x2="2.572cm" svg:y2="8.815cm">
              <text:p/>
            </draw:line>
            <draw:line draw:style-name="gr2" draw:text-style-name="P1" draw:layer="layout" svg:x1="2.445cm" svg:y1="8.917cm" svg:x2="2.445cm" svg:y2="8.815cm">
              <text:p/>
            </draw:line>
            <draw:line draw:style-name="gr2" draw:text-style-name="P1" draw:layer="layout" svg:x1="2.318cm" svg:y1="9.018cm" svg:x2="2.318cm" svg:y2="8.815cm">
              <text:p/>
            </draw:line>
            <draw:line draw:style-name="gr2" draw:text-style-name="P1" draw:layer="layout" svg:x1="2.191cm" svg:y1="8.917cm" svg:x2="2.191cm" svg:y2="8.815cm">
              <text:p/>
            </draw:line>
            <draw:line draw:style-name="gr2" draw:text-style-name="P1" draw:layer="layout" svg:x1="2.064cm" svg:y1="8.915cm" svg:x2="2.064cm" svg:y2="8.815cm">
              <text:p/>
            </draw:line>
            <draw:line draw:style-name="gr2" draw:text-style-name="P1" draw:layer="layout" svg:x1="1.937cm" svg:y1="9.094cm" svg:x2="1.937cm" svg:y2="8.815cm">
              <text:p/>
            </draw:line>
            <draw:line draw:style-name="gr2" draw:text-style-name="P1" draw:layer="layout" svg:x1="1.81cm" svg:y1="8.915cm" svg:x2="1.81cm" svg:y2="8.815cm">
              <text:p/>
            </draw:line>
            <draw:line draw:style-name="gr2" draw:text-style-name="P1" draw:layer="layout" svg:x1="1.683cm" svg:y1="8.917cm" svg:x2="1.683cm" svg:y2="8.815cm">
              <text:p/>
            </draw:line>
            <draw:frame draw:style-name="gr3" draw:text-style-name="P2" draw:layer="layout" svg:width="0.348cm" svg:height="0.645cm" svg:x="3.268cm" svg:y="8.888cm">
              <draw:text-box>
                <text:p><text:span text:style-name="T1">2</text:span></text:p>
              </draw:text-box>
            </draw:frame>
            <draw:frame draw:style-name="gr3" draw:text-style-name="P2" draw:layer="layout" svg:width="0.348cm" svg:height="0.645cm" svg:x="1.721cm" svg:y="8.911cm">
              <draw:text-box>
                <text:p><text:span text:style-name="T1">4</text:span></text:p>
              </draw:text-box>
            </draw:frame>
          </draw:g>
          <draw:g>
            <draw:line draw:style-name="gr4" draw:text-style-name="P1" draw:layer="layout" svg:x1="5.108cm" svg:y1="5.492cm" svg:x2="5.019cm" svg:y2="5.492cm">
              <text:p/>
            </draw:line>
            <draw:line draw:style-name="gr4" draw:text-style-name="P1" draw:layer="layout" svg:x1="5.106cm" svg:y1="5.619cm" svg:x2="5.019cm" svg:y2="5.619cm">
              <text:p/>
            </draw:line>
            <draw:line draw:style-name="gr4" draw:text-style-name="P1" draw:layer="layout" svg:x1="5.262cm" svg:y1="5.746cm" svg:x2="5.019cm" svg:y2="5.746cm">
              <text:p/>
            </draw:line>
            <draw:line draw:style-name="gr4" draw:text-style-name="P1" draw:layer="layout" svg:x1="5.106cm" svg:y1="5.873cm" svg:x2="5.019cm" svg:y2="5.873cm">
              <text:p/>
            </draw:line>
            <draw:line draw:style-name="gr4" draw:text-style-name="P1" draw:layer="layout" svg:x1="5.108cm" svg:y1="6cm" svg:x2="5.019cm" svg:y2="6cm">
              <text:p/>
            </draw:line>
            <draw:line draw:style-name="gr4" draw:text-style-name="P1" draw:layer="layout" svg:x1="5.196cm" svg:y1="6.127cm" svg:x2="5.019cm" svg:y2="6.127cm">
              <text:p/>
            </draw:line>
            <draw:line draw:style-name="gr4" draw:text-style-name="P1" draw:layer="layout" svg:x1="5.108cm" svg:y1="6.254cm" svg:x2="5.019cm" svg:y2="6.254cm">
              <text:p/>
            </draw:line>
            <draw:line draw:style-name="gr4" draw:text-style-name="P1" draw:layer="layout" svg:x1="5.106cm" svg:y1="6.381cm" svg:x2="5.019cm" svg:y2="6.381cm">
              <text:p/>
            </draw:line>
            <draw:line draw:style-name="gr4" draw:text-style-name="P1" draw:layer="layout" svg:x1="5.262cm" svg:y1="6.508cm" svg:x2="5.019cm" svg:y2="6.508cm">
              <text:p/>
            </draw:line>
            <draw:line draw:style-name="gr4" draw:text-style-name="P1" draw:layer="layout" svg:x1="5.106cm" svg:y1="6.635cm" svg:x2="5.019cm" svg:y2="6.635cm">
              <text:p/>
            </draw:line>
            <draw:line draw:style-name="gr4" draw:text-style-name="P1" draw:layer="layout" svg:x1="5.108cm" svg:y1="6.762cm" svg:x2="5.019cm" svg:y2="6.762cm">
              <text:p/>
            </draw:line>
            <draw:line draw:style-name="gr4" draw:text-style-name="P1" draw:layer="layout" svg:x1="5.196cm" svg:y1="6.889cm" svg:x2="5.019cm" svg:y2="6.889cm">
              <text:p/>
            </draw:line>
            <draw:line draw:style-name="gr4" draw:text-style-name="P1" draw:layer="layout" svg:x1="5.108cm" svg:y1="7.016cm" svg:x2="5.019cm" svg:y2="7.016cm">
              <text:p/>
            </draw:line>
            <draw:line draw:style-name="gr4" draw:text-style-name="P1" draw:layer="layout" svg:x1="5.106cm" svg:y1="7.143cm" svg:x2="5.019cm" svg:y2="7.143cm">
              <text:p/>
            </draw:line>
            <draw:line draw:style-name="gr4" draw:text-style-name="P1" draw:layer="layout" svg:x1="5.262cm" svg:y1="7.27cm" svg:x2="5.019cm" svg:y2="7.27cm">
              <text:p/>
            </draw:line>
            <draw:line draw:style-name="gr4" draw:text-style-name="P1" draw:layer="layout" svg:x1="5.106cm" svg:y1="7.397cm" svg:x2="5.019cm" svg:y2="7.397cm">
              <text:p/>
            </draw:line>
            <draw:line draw:style-name="gr4" draw:text-style-name="P1" draw:layer="layout" svg:x1="5.108cm" svg:y1="7.524cm" svg:x2="5.019cm" svg:y2="7.524cm">
              <text:p/>
            </draw:line>
            <draw:line draw:style-name="gr4" draw:text-style-name="P1" draw:layer="layout" svg:x1="5.196cm" svg:y1="7.651cm" svg:x2="5.019cm" svg:y2="7.651cm">
              <text:p/>
            </draw:line>
            <draw:line draw:style-name="gr4" draw:text-style-name="P1" draw:layer="layout" svg:x1="5.108cm" svg:y1="7.778cm" svg:x2="5.019cm" svg:y2="7.778cm">
              <text:p/>
            </draw:line>
            <draw:line draw:style-name="gr4" draw:text-style-name="P1" draw:layer="layout" svg:x1="5.106cm" svg:y1="7.905cm" svg:x2="5.019cm" svg:y2="7.905cm">
              <text:p/>
            </draw:line>
            <draw:line draw:style-name="gr4" draw:text-style-name="P1" draw:layer="layout" svg:x1="5.262cm" svg:y1="8.032cm" svg:x2="5.019cm" svg:y2="8.032cm">
              <text:p/>
            </draw:line>
            <draw:line draw:style-name="gr4" draw:text-style-name="P1" draw:layer="layout" svg:x1="5.106cm" svg:y1="8.159cm" svg:x2="5.019cm" svg:y2="8.159cm">
              <text:p/>
            </draw:line>
            <draw:line draw:style-name="gr4" draw:text-style-name="P1" draw:layer="layout" svg:x1="5.108cm" svg:y1="8.286cm" svg:x2="5.019cm" svg:y2="8.286cm">
              <text:p/>
            </draw:line>
            <draw:line draw:style-name="gr4" draw:text-style-name="P1" draw:layer="layout" svg:x1="5.196cm" svg:y1="8.413cm" svg:x2="5.019cm" svg:y2="8.413cm">
              <text:p/>
            </draw:line>
            <draw:line draw:style-name="gr4" draw:text-style-name="P1" draw:layer="layout" svg:x1="5.108cm" svg:y1="8.54cm" svg:x2="5.019cm" svg:y2="8.54cm">
              <text:p/>
            </draw:line>
            <draw:line draw:style-name="gr4" draw:text-style-name="P1" draw:layer="layout" svg:x1="5.106cm" svg:y1="8.667cm" svg:x2="5.019cm" svg:y2="8.667cm">
              <text:p/>
            </draw:line>
            <draw:line draw:style-name="gr4" draw:text-style-name="P1" draw:layer="layout" svg:x1="5.262cm" svg:y1="8.794cm" svg:x2="5.019cm" svg:y2="8.794cm">
              <text:p/>
            </draw:line>
            <draw:frame draw:style-name="gr3" draw:text-style-name="P3" draw:layer="layout" svg:width="0.303cm" svg:height="0.645cm" svg:x="5.133cm" svg:y="6.963cm">
              <draw:text-box>
                <text:p><text:span text:style-name="T3">2</text:span></text:p>
              </draw:text-box>
            </draw:frame>
            <draw:frame draw:style-name="gr3" draw:text-style-name="P3" draw:layer="layout" svg:width="0.303cm" svg:height="0.645cm" svg:x="5.151cm" svg:y="5.454cm">
              <draw:text-box>
                <text:p><text:span text:style-name="T3">4</text:span></text:p>
              </draw:text-box>
            </draw:frame>
          </draw:g>
          <draw:g>
            <draw:line draw:style-name="gr4" draw:text-style-name="P1" draw:layer="layout" svg:x1="4.87cm" svg:y1="12.096cm" svg:x2="4.959cm" svg:y2="12.096cm">
              <text:p/>
            </draw:line>
            <draw:line draw:style-name="gr4" draw:text-style-name="P1" draw:layer="layout" svg:x1="4.872cm" svg:y1="11.969cm" svg:x2="4.959cm" svg:y2="11.969cm">
              <text:p/>
            </draw:line>
            <draw:line draw:style-name="gr4" draw:text-style-name="P1" draw:layer="layout" svg:x1="4.716cm" svg:y1="11.842cm" svg:x2="4.959cm" svg:y2="11.842cm">
              <text:p/>
            </draw:line>
            <draw:line draw:style-name="gr4" draw:text-style-name="P1" draw:layer="layout" svg:x1="4.872cm" svg:y1="11.715cm" svg:x2="4.959cm" svg:y2="11.715cm">
              <text:p/>
            </draw:line>
            <draw:line draw:style-name="gr4" draw:text-style-name="P1" draw:layer="layout" svg:x1="4.87cm" svg:y1="11.588cm" svg:x2="4.959cm" svg:y2="11.588cm">
              <text:p/>
            </draw:line>
            <draw:line draw:style-name="gr4" draw:text-style-name="P1" draw:layer="layout" svg:x1="4.782cm" svg:y1="11.461cm" svg:x2="4.959cm" svg:y2="11.461cm">
              <text:p/>
            </draw:line>
            <draw:line draw:style-name="gr4" draw:text-style-name="P1" draw:layer="layout" svg:x1="4.87cm" svg:y1="11.334cm" svg:x2="4.959cm" svg:y2="11.334cm">
              <text:p/>
            </draw:line>
            <draw:line draw:style-name="gr4" draw:text-style-name="P1" draw:layer="layout" svg:x1="4.872cm" svg:y1="11.207cm" svg:x2="4.959cm" svg:y2="11.207cm">
              <text:p/>
            </draw:line>
            <draw:line draw:style-name="gr4" draw:text-style-name="P1" draw:layer="layout" svg:x1="4.716cm" svg:y1="11.08cm" svg:x2="4.959cm" svg:y2="11.08cm">
              <text:p/>
            </draw:line>
            <draw:line draw:style-name="gr4" draw:text-style-name="P1" draw:layer="layout" svg:x1="4.872cm" svg:y1="10.953cm" svg:x2="4.959cm" svg:y2="10.953cm">
              <text:p/>
            </draw:line>
            <draw:line draw:style-name="gr4" draw:text-style-name="P1" draw:layer="layout" svg:x1="4.87cm" svg:y1="10.826cm" svg:x2="4.959cm" svg:y2="10.826cm">
              <text:p/>
            </draw:line>
            <draw:line draw:style-name="gr4" draw:text-style-name="P1" draw:layer="layout" svg:x1="4.782cm" svg:y1="10.699cm" svg:x2="4.959cm" svg:y2="10.699cm">
              <text:p/>
            </draw:line>
            <draw:line draw:style-name="gr4" draw:text-style-name="P1" draw:layer="layout" svg:x1="4.87cm" svg:y1="10.572cm" svg:x2="4.959cm" svg:y2="10.572cm">
              <text:p/>
            </draw:line>
            <draw:line draw:style-name="gr4" draw:text-style-name="P1" draw:layer="layout" svg:x1="4.872cm" svg:y1="10.445cm" svg:x2="4.959cm" svg:y2="10.445cm">
              <text:p/>
            </draw:line>
            <draw:line draw:style-name="gr4" draw:text-style-name="P1" draw:layer="layout" svg:x1="4.716cm" svg:y1="10.318cm" svg:x2="4.959cm" svg:y2="10.318cm">
              <text:p/>
            </draw:line>
            <draw:line draw:style-name="gr4" draw:text-style-name="P1" draw:layer="layout" svg:x1="4.872cm" svg:y1="10.191cm" svg:x2="4.959cm" svg:y2="10.191cm">
              <text:p/>
            </draw:line>
            <draw:line draw:style-name="gr4" draw:text-style-name="P1" draw:layer="layout" svg:x1="4.87cm" svg:y1="10.064cm" svg:x2="4.959cm" svg:y2="10.064cm">
              <text:p/>
            </draw:line>
            <draw:line draw:style-name="gr4" draw:text-style-name="P1" draw:layer="layout" svg:x1="4.782cm" svg:y1="9.937cm" svg:x2="4.959cm" svg:y2="9.937cm">
              <text:p/>
            </draw:line>
            <draw:line draw:style-name="gr4" draw:text-style-name="P1" draw:layer="layout" svg:x1="4.87cm" svg:y1="9.81cm" svg:x2="4.959cm" svg:y2="9.81cm">
              <text:p/>
            </draw:line>
            <draw:line draw:style-name="gr4" draw:text-style-name="P1" draw:layer="layout" svg:x1="4.872cm" svg:y1="9.683cm" svg:x2="4.959cm" svg:y2="9.683cm">
              <text:p/>
            </draw:line>
            <draw:line draw:style-name="gr4" draw:text-style-name="P1" draw:layer="layout" svg:x1="4.716cm" svg:y1="9.556cm" svg:x2="4.959cm" svg:y2="9.556cm">
              <text:p/>
            </draw:line>
            <draw:line draw:style-name="gr4" draw:text-style-name="P1" draw:layer="layout" svg:x1="4.872cm" svg:y1="9.429cm" svg:x2="4.959cm" svg:y2="9.429cm">
              <text:p/>
            </draw:line>
            <draw:line draw:style-name="gr4" draw:text-style-name="P1" draw:layer="layout" svg:x1="4.87cm" svg:y1="9.302cm" svg:x2="4.959cm" svg:y2="9.302cm">
              <text:p/>
            </draw:line>
            <draw:line draw:style-name="gr4" draw:text-style-name="P1" draw:layer="layout" svg:x1="4.782cm" svg:y1="9.175cm" svg:x2="4.959cm" svg:y2="9.175cm">
              <text:p/>
            </draw:line>
            <draw:line draw:style-name="gr4" draw:text-style-name="P1" draw:layer="layout" svg:x1="4.87cm" svg:y1="9.048cm" svg:x2="4.959cm" svg:y2="9.048cm">
              <text:p/>
            </draw:line>
            <draw:line draw:style-name="gr4" draw:text-style-name="P1" draw:layer="layout" svg:x1="4.872cm" svg:y1="8.921cm" svg:x2="4.959cm" svg:y2="8.921cm">
              <text:p/>
            </draw:line>
            <draw:line draw:style-name="gr4" draw:text-style-name="P1" draw:layer="layout" svg:x1="4.716cm" svg:y1="8.794cm" svg:x2="4.959cm" svg:y2="8.794cm">
              <text:p/>
            </draw:line>
            <draw:frame draw:style-name="gr3" draw:text-style-name="P3" draw:layer="layout" svg:width="0.303cm" svg:height="0.645cm" draw:transform="rotate (-3.14159265358979) translate (4.845cm 10.625cm)">
              <draw:text-box>
                <text:p><text:span text:style-name="T3">2</text:span></text:p>
              </draw:text-box>
            </draw:frame>
            <draw:frame draw:style-name="gr3" draw:text-style-name="P3" draw:layer="layout" svg:width="0.303cm" svg:height="0.645cm" draw:transform="rotate (-3.14159265358979) translate (4.827cm 12.134cm)">
              <draw:text-box>
                <text:p><text:span text:style-name="T3">4</text:span></text:p>
              </draw:text-box>
            </draw:frame>
          </draw:g>
          <draw:g>
            <draw:line draw:style-name="gr2" draw:text-style-name="P1" draw:layer="layout" svg:x1="4.984cm" svg:y1="8.517cm" svg:x2="4.984cm" svg:y2="8.796cm">
              <text:p/>
            </draw:line>
            <draw:line draw:style-name="gr2" draw:text-style-name="P1" draw:layer="layout" svg:x1="5.111cm" svg:y1="8.696cm" svg:x2="5.111cm" svg:y2="8.796cm">
              <text:p/>
            </draw:line>
            <draw:line draw:style-name="gr2" draw:text-style-name="P1" draw:layer="layout" svg:x1="5.238cm" svg:y1="8.694cm" svg:x2="5.238cm" svg:y2="8.796cm">
              <text:p/>
            </draw:line>
            <draw:line draw:style-name="gr2" draw:text-style-name="P1" draw:layer="layout" svg:x1="5.365cm" svg:y1="8.593cm" svg:x2="5.365cm" svg:y2="8.796cm">
              <text:p/>
            </draw:line>
            <draw:line draw:style-name="gr2" draw:text-style-name="P1" draw:layer="layout" svg:x1="5.492cm" svg:y1="8.694cm" svg:x2="5.492cm" svg:y2="8.796cm">
              <text:p/>
            </draw:line>
            <draw:line draw:style-name="gr2" draw:text-style-name="P1" draw:layer="layout" svg:x1="5.619cm" svg:y1="8.696cm" svg:x2="5.619cm" svg:y2="8.796cm">
              <text:p/>
            </draw:line>
            <draw:line draw:style-name="gr2" draw:text-style-name="P1" draw:layer="layout" svg:x1="5.746cm" svg:y1="8.517cm" svg:x2="5.746cm" svg:y2="8.796cm">
              <text:p/>
            </draw:line>
            <draw:line draw:style-name="gr2" draw:text-style-name="P1" draw:layer="layout" svg:x1="5.873cm" svg:y1="8.696cm" svg:x2="5.873cm" svg:y2="8.796cm">
              <text:p/>
            </draw:line>
            <draw:line draw:style-name="gr2" draw:text-style-name="P1" draw:layer="layout" svg:x1="6cm" svg:y1="8.694cm" svg:x2="6cm" svg:y2="8.796cm">
              <text:p/>
            </draw:line>
            <draw:line draw:style-name="gr2" draw:text-style-name="P1" draw:layer="layout" svg:x1="6.127cm" svg:y1="8.593cm" svg:x2="6.127cm" svg:y2="8.796cm">
              <text:p/>
            </draw:line>
            <draw:line draw:style-name="gr2" draw:text-style-name="P1" draw:layer="layout" svg:x1="6.254cm" svg:y1="8.694cm" svg:x2="6.254cm" svg:y2="8.796cm">
              <text:p/>
            </draw:line>
            <draw:line draw:style-name="gr2" draw:text-style-name="P1" draw:layer="layout" svg:x1="6.381cm" svg:y1="8.696cm" svg:x2="6.381cm" svg:y2="8.796cm">
              <text:p/>
            </draw:line>
            <draw:line draw:style-name="gr2" draw:text-style-name="P1" draw:layer="layout" svg:x1="6.508cm" svg:y1="8.517cm" svg:x2="6.508cm" svg:y2="8.796cm">
              <text:p/>
            </draw:line>
            <draw:line draw:style-name="gr2" draw:text-style-name="P1" draw:layer="layout" svg:x1="6.635cm" svg:y1="8.696cm" svg:x2="6.635cm" svg:y2="8.796cm">
              <text:p/>
            </draw:line>
            <draw:line draw:style-name="gr2" draw:text-style-name="P1" draw:layer="layout" svg:x1="6.762cm" svg:y1="8.694cm" svg:x2="6.762cm" svg:y2="8.796cm">
              <text:p/>
            </draw:line>
            <draw:line draw:style-name="gr2" draw:text-style-name="P1" draw:layer="layout" svg:x1="6.889cm" svg:y1="8.593cm" svg:x2="6.889cm" svg:y2="8.796cm">
              <text:p/>
            </draw:line>
            <draw:line draw:style-name="gr2" draw:text-style-name="P1" draw:layer="layout" svg:x1="7.016cm" svg:y1="8.694cm" svg:x2="7.016cm" svg:y2="8.796cm">
              <text:p/>
            </draw:line>
            <draw:line draw:style-name="gr2" draw:text-style-name="P1" draw:layer="layout" svg:x1="7.143cm" svg:y1="8.696cm" svg:x2="7.143cm" svg:y2="8.796cm">
              <text:p/>
            </draw:line>
            <draw:line draw:style-name="gr2" draw:text-style-name="P1" draw:layer="layout" svg:x1="7.27cm" svg:y1="8.517cm" svg:x2="7.27cm" svg:y2="8.796cm">
              <text:p/>
            </draw:line>
            <draw:line draw:style-name="gr2" draw:text-style-name="P1" draw:layer="layout" svg:x1="7.397cm" svg:y1="8.696cm" svg:x2="7.397cm" svg:y2="8.796cm">
              <text:p/>
            </draw:line>
            <draw:line draw:style-name="gr2" draw:text-style-name="P1" draw:layer="layout" svg:x1="7.524cm" svg:y1="8.694cm" svg:x2="7.524cm" svg:y2="8.796cm">
              <text:p/>
            </draw:line>
            <draw:line draw:style-name="gr2" draw:text-style-name="P1" draw:layer="layout" svg:x1="7.651cm" svg:y1="8.593cm" svg:x2="7.651cm" svg:y2="8.796cm">
              <text:p/>
            </draw:line>
            <draw:line draw:style-name="gr2" draw:text-style-name="P1" draw:layer="layout" svg:x1="7.778cm" svg:y1="8.694cm" svg:x2="7.778cm" svg:y2="8.796cm">
              <text:p/>
            </draw:line>
            <draw:line draw:style-name="gr2" draw:text-style-name="P1" draw:layer="layout" svg:x1="7.905cm" svg:y1="8.696cm" svg:x2="7.905cm" svg:y2="8.796cm">
              <text:p/>
            </draw:line>
            <draw:line draw:style-name="gr2" draw:text-style-name="P1" draw:layer="layout" svg:x1="8.032cm" svg:y1="8.517cm" svg:x2="8.032cm" svg:y2="8.796cm">
              <text:p/>
            </draw:line>
            <draw:line draw:style-name="gr2" draw:text-style-name="P1" draw:layer="layout" svg:x1="8.159cm" svg:y1="8.696cm" svg:x2="8.159cm" svg:y2="8.796cm">
              <text:p/>
            </draw:line>
            <draw:line draw:style-name="gr2" draw:text-style-name="P1" draw:layer="layout" svg:x1="8.286cm" svg:y1="8.694cm" svg:x2="8.286cm" svg:y2="8.796cm">
              <text:p/>
            </draw:line>
            <draw:frame draw:style-name="gr3" draw:text-style-name="P2" draw:layer="layout" svg:width="0.348cm" svg:height="0.645cm" draw:transform="rotate (-3.14159265358979) translate (6.701cm 8.723cm)">
              <draw:text-box>
                <text:p><text:span text:style-name="T1">2</text:span></text:p>
              </draw:text-box>
            </draw:frame>
            <draw:frame draw:style-name="gr3" draw:text-style-name="P2" draw:layer="layout" svg:width="0.348cm" svg:height="0.645cm" draw:transform="rotate (-3.14159265358979) translate (8.248cm 8.7cm)">
              <draw:text-box>
                <text:p><text:span text:style-name="T1">4</text:span></text:p>
              </draw:text-box>
            </draw:frame>
          </draw:g>
        </draw:g>
        <draw:line draw:style-name="gr5" draw:text-style-name="P1" draw:layer="layout" svg:x1="14.845cm" svg:y1="11.43cm" svg:x2="5.701cm" svg:y2="11.43cm">
          <text:p/>
        </draw:line>
        <draw:line draw:style-name="gr5" draw:text-style-name="P1" draw:layer="layout" svg:x1="14.905cm" svg:y1="11.423cm" svg:x2="14.905cm" svg:y2="12.153cm">
          <text:p/>
        </draw:line>
        <draw:line draw:style-name="gr5" draw:text-style-name="P1" draw:layer="layout" svg:x1="13cm" svg:y1="11.423cm" svg:x2="13cm" svg:y2="12.153cm">
          <text:p/>
        </draw:line>
        <draw:line draw:style-name="gr6" draw:text-style-name="P1" draw:layer="layout" svg:x1="12.617cm" svg:y1="5.652cm" svg:x2="12.967cm" svg:y2="11.381cm">
          <text:p/>
        </draw:line>
        <draw:line draw:style-name="gr5" draw:text-style-name="P1" draw:layer="layout" svg:x1="12.159cm" svg:y1="14.211cm" svg:x2="12.396cm" svg:y2="13.971cm">
          <text:p/>
        </draw:line>
        <draw:line draw:style-name="gr7" draw:text-style-name="P1" draw:layer="layout" svg:x1="12.253cm" svg:y1="14.099cm" svg:x2="12.612cm" svg:y2="5.687cm">
          <text:p/>
        </draw:line>
        <draw:line draw:style-name="gr5" draw:text-style-name="P1" draw:layer="layout" svg:x1="12.378cm" svg:y1="14.211cm" svg:x2="12.141cm" svg:y2="13.97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7-08T18:50:16.458000000</meta:creation-date>
    <dc:date>2021-06-17T23:56:32.357000000</dc:date>
    <meta:editing-duration>PT4H56M46S</meta:editing-duration>
    <meta:editing-cycles>24</meta:editing-cycles>
    <meta:generator>LibreOffice/7.1.3.2$Windows_X86_64 LibreOffice_project/47f78053abe362b9384784d31a6e56f8511eb1c1</meta:generator>
    <meta:print-date>2021-04-07T12:25:31.760000000</meta:print-date>
    <meta:document-statistic meta:object-count="468"/>
  </office:meta>
</office:document-meta>
</file>